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10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2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F000001B7BF4DAC4D.png" manifest:media-type="image/png"/>
  <manifest:file-entry manifest:full-path="Pictures/10000001000002770000009DE9431717.png" manifest:media-type="image/png"/>
  <manifest:file-entry manifest:full-path="Pictures/100000010000039B000000F67A943AE1.png" manifest:media-type="image/png"/>
  <manifest:file-entry manifest:full-path="Pictures/1000000000000556000002DFEB0A7DFB.png" manifest:media-type="image/png"/>
  <manifest:file-entry manifest:full-path="Pictures/1000000100000707000003489AC91428.png" manifest:media-type="image/png"/>
  <manifest:file-entry manifest:full-path="Pictures/10000001000004C50000017FE1010B4A.png" manifest:media-type="image/png"/>
  <manifest:file-entry manifest:full-path="Pictures/10000000000002C4000001CD437CD101.png" manifest:media-type="image/png"/>
  <manifest:file-entry manifest:full-path="Pictures/1000000000000640000002D14E27C3FC.jpg" manifest:media-type="image/jpeg"/>
  <manifest:file-entry manifest:full-path="Pictures/10000001000002390000027621E79147.png" manifest:media-type="image/png"/>
  <manifest:file-entry manifest:full-path="Pictures/1000000100000545000003450A972B00.png" manifest:media-type="image/png"/>
  <manifest:file-entry manifest:full-path="Pictures/10000001000005380000029A0F9D3986.png" manifest:media-type="image/png"/>
  <manifest:file-entry manifest:full-path="Pictures/10000000000001FE000002658AC0E1DB.png" manifest:media-type="image/png"/>
  <manifest:file-entry manifest:full-path="Pictures/1000000100000178000001B65137496A.png" manifest:media-type="image/png"/>
  <manifest:file-entry manifest:full-path="Pictures/10000001000003AB00000146C6DB2E4D.png" manifest:media-type="image/png"/>
  <manifest:file-entry manifest:full-path="Pictures/100000010000049A0000022455B2B58C.png" manifest:media-type="image/png"/>
  <manifest:file-entry manifest:full-path="Pictures/1000000000000290000002292762D338.png" manifest:media-type="image/png"/>
  <manifest:file-entry manifest:full-path="Pictures/100000000000027E000001004AAB0BD0.png" manifest:media-type="image/png"/>
  <manifest:file-entry manifest:full-path="Pictures/10000001000006820000033F3D3EF9ED.png" manifest:media-type="image/png"/>
  <manifest:file-entry manifest:full-path="Pictures/100000000000075F0000025CAF58F136.png" manifest:media-type="image/png"/>
  <manifest:file-entry manifest:full-path="Pictures/1000000100000452000002D4F98720D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Heading_20_1" style:master-page-name="Standard">
      <style:paragraph-properties style:page-number="1" fo:break-before="auto" fo:break-after="auto"/>
      <style:text-properties fo:font-size="22pt" officeooo:rsid="0012aaa3" style:font-size-asian="22pt" style:font-size-complex="22pt"/>
    </style:style>
    <style:style style:name="P2" style:family="paragraph" style:parent-style-name="LO-normal">
      <style:paragraph-properties fo:margin-left="0in" fo:margin-right="0in" fo:margin-top="0in" fo:margin-bottom="0in" style:contextual-spacing="true" fo:line-height="115%" fo:text-align="start" style:justify-single-word="false" fo:orphans="0" fo:widows="0" fo:text-indent="0in" style:auto-text-indent="false"/>
    </style:style>
    <style:style style:name="P3" style:family="paragraph" style:parent-style-name="LO-normal">
      <style:text-properties fo:font-size="18pt" fo:font-weight="bold" officeooo:paragraph-rsid="0012aaa3" style:font-size-asian="18pt" style:font-weight-asian="bold" style:font-size-complex="18pt"/>
    </style:style>
    <style:style style:name="P4" style:family="paragraph" style:parent-style-name="LO-normal">
      <style:paragraph-properties fo:margin-top="0in" fo:margin-bottom="0.139in" style:contextual-spacing="fals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style:writing-mode="lr-tb"/>
    </style:style>
    <style:style style:name="P6" style:family="paragraph" style:parent-style-name="LO-normal">
      <style:text-properties fo:font-size="18pt" style:font-size-asian="18pt" style:font-size-complex="18pt"/>
    </style:style>
    <style:style style:name="P7" style:family="paragraph" style:parent-style-name="LO-normal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LO-normal">
      <style:text-properties fo:font-size="14pt" fo:font-weight="bold" officeooo:rsid="00144320" officeooo:paragraph-rsid="00144320" style:font-size-asian="12.25pt" style:font-weight-asian="bold" style:font-size-complex="14pt" style:font-weight-complex="bold"/>
    </style:style>
    <style:style style:name="P9" style:family="paragraph" style:parent-style-name="LO-normal">
      <style:paragraph-properties fo:margin-left="0in" fo:margin-right="0in" fo:text-indent="0in" style:auto-text-indent="false"/>
    </style:style>
    <style:style style:name="P10" style:family="paragraph" style:parent-style-name="LO-normal">
      <style:text-properties fo:font-size="12pt" style:font-size-asian="12pt" style:font-size-complex="12pt"/>
    </style:style>
    <style:style style:name="P11" style:family="paragraph" style:parent-style-name="LO-normal">
      <style:paragraph-properties fo:margin-top="0in" fo:margin-bottom="0.139in" style:contextual-spacing="false" fo:break-before="page"/>
      <style:text-properties fo:font-size="14pt" officeooo:rsid="00144b4b" officeooo:paragraph-rsid="00144b4b" style:font-size-asian="14pt" style:font-size-complex="14pt"/>
    </style:style>
    <style:style style:name="P12" style:family="paragraph" style:parent-style-name="LO-normal">
      <style:paragraph-properties fo:margin-top="0in" fo:margin-bottom="0.139in" style:contextual-spacing="false"/>
      <style:text-properties fo:font-size="14pt" officeooo:rsid="00144b4b" officeooo:paragraph-rsid="00144b4b" style:font-size-asian="14pt" style:font-size-complex="14pt"/>
    </style:style>
    <style:style style:name="P13" style:family="paragraph" style:parent-style-name="Text_20_body">
      <style:paragraph-properties fo:margin-top="0in" fo:margin-bottom="0.139in" style:contextual-spacing="false"/>
      <style:text-properties fo:font-variant="normal" fo:text-transform="none" fo:color="#000000" loext:opacity="100%" style:font-name="Verdana" fo:font-size="11.25pt" fo:letter-spacing="normal" fo:font-style="normal" fo:font-weight="normal" officeooo:rsid="00144b4b" officeooo:paragraph-rsid="00144b4b" style:font-size-asian="14pt" style:font-size-complex="14pt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5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6" style:family="paragraph" style:parent-style-name="LO-normal">
      <style:paragraph-properties fo:margin-top="0in" fo:margin-bottom="0.139in" style:contextual-spacing="false"/>
      <style:text-properties fo:font-size="14pt" style:font-size-asian="14pt" style:font-size-complex="14pt"/>
    </style:style>
    <style:style style:name="P17" style:family="paragraph" style:parent-style-name="LO-normal">
      <style:paragraph-properties fo:margin-top="0in" fo:margin-bottom="0.139in" style:contextual-spacing="false" fo:break-before="page"/>
      <style:text-properties fo:font-size="14pt" officeooo:rsid="00159483" officeooo:paragraph-rsid="00159483" style:font-size-asian="14pt" style:font-size-complex="14pt"/>
    </style:style>
    <style:style style:name="P18" style:family="paragraph" style:parent-style-name="LO-normal">
      <style:paragraph-properties fo:margin-top="0in" fo:margin-bottom="0.139in" style:contextual-spacing="false"/>
      <style:text-properties fo:font-size="14pt" fo:font-weight="bold" officeooo:rsid="00159483" officeooo:paragraph-rsid="0015a848" style:font-size-asian="14pt" style:font-weight-asian="bold" style:font-size-complex="14pt" style:font-weight-complex="bold"/>
    </style:style>
    <style:style style:name="P19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6e40d" style:font-size-asian="14pt" style:font-size-complex="14pt"/>
    </style:style>
    <style:style style:name="P20" style:family="paragraph" style:parent-style-name="LO-normal">
      <style:paragraph-properties fo:margin-top="0in" fo:margin-bottom="0.139in" style:contextual-spacing="false"/>
      <style:text-properties fo:font-size="14pt" officeooo:rsid="0015a848" officeooo:paragraph-rsid="0016e40d" style:font-size-asian="14pt" style:font-size-complex="14pt"/>
    </style:style>
    <style:style style:name="P21" style:family="paragraph" style:parent-style-name="LO-normal">
      <style:paragraph-properties fo:margin-top="0in" fo:margin-bottom="0.139in" style:contextual-spacing="false"/>
      <style:text-properties fo:font-size="14pt" officeooo:rsid="0016e40d" officeooo:paragraph-rsid="0016e40d" style:font-size-asian="14pt" style:font-size-complex="14pt"/>
    </style:style>
    <style:style style:name="P22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5a848" style:font-size-asian="14pt" style:font-size-complex="14pt"/>
    </style:style>
    <style:style style:name="P23" style:family="paragraph" style:parent-style-name="LO-normal">
      <style:paragraph-properties fo:margin-top="0in" fo:margin-bottom="0.139in" style:contextual-spacing="false"/>
      <style:text-properties fo:font-size="14pt" officeooo:rsid="00165f1f" officeooo:paragraph-rsid="00165f1f" style:font-size-asian="14pt" style:font-size-complex="14pt"/>
    </style:style>
    <style:style style:name="P24" style:family="paragraph" style:parent-style-name="LO-normal">
      <style:paragraph-properties fo:margin-top="0in" fo:margin-bottom="0.139in" style:contextual-spacing="false"/>
      <style:text-properties fo:font-size="14pt" officeooo:rsid="0015a848" officeooo:paragraph-rsid="0015a848" style:font-size-asian="14pt" style:font-size-complex="14pt"/>
    </style:style>
    <style:style style:name="P25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59483" style:font-size-asian="14pt" style:font-size-complex="14pt"/>
    </style:style>
    <style:style style:name="P26" style:family="paragraph" style:parent-style-name="LO-normal">
      <style:paragraph-properties fo:margin-top="0in" fo:margin-bottom="0.139in" style:contextual-spacing="false" fo:break-before="page"/>
      <style:text-properties fo:font-size="11pt" fo:font-weight="bold" officeooo:rsid="0017d48a" officeooo:paragraph-rsid="0017d48a" style:font-size-asian="11pt" style:font-weight-asian="bold" style:font-size-complex="11pt" style:font-weight-complex="bold"/>
    </style:style>
    <style:style style:name="P27" style:family="paragraph" style:parent-style-name="LO-normal">
      <style:paragraph-properties fo:margin-top="0in" fo:margin-bottom="0.139in" style:contextual-spacing="false"/>
      <style:text-properties fo:font-size="11pt" officeooo:rsid="00159483" officeooo:paragraph-rsid="0017d48a" style:font-size-asian="11pt" style:font-size-complex="11pt"/>
    </style:style>
    <style:style style:name="P28" style:family="paragraph" style:parent-style-name="LO-normal">
      <style:paragraph-properties fo:margin-top="0in" fo:margin-bottom="0.139in" style:contextual-spacing="false"/>
      <style:text-properties fo:font-size="11pt" officeooo:rsid="00159483" officeooo:paragraph-rsid="00159483" style:font-size-asian="11pt" style:font-size-complex="11pt"/>
    </style:style>
    <style:style style:name="P29" style:family="paragraph" style:parent-style-name="LO-normal">
      <style:paragraph-properties fo:margin-top="0in" fo:margin-bottom="0.139in" style:contextual-spacing="false"/>
      <style:text-properties fo:font-size="11pt" fo:font-weight="bold" officeooo:rsid="0017d48a" officeooo:paragraph-rsid="0017d48a" style:font-size-asian="11pt" style:font-weight-asian="bold" style:font-size-complex="11pt" style:font-weight-complex="bold"/>
    </style:style>
    <style:style style:name="P30" style:family="paragraph" style:parent-style-name="LO-normal">
      <style:paragraph-properties fo:margin-top="0in" fo:margin-bottom="0in" style:contextual-spacing="false" fo:break-before="page"/>
      <style:text-properties fo:font-size="11pt" fo:font-weight="bold" officeooo:rsid="00159483" officeooo:paragraph-rsid="00159483" style:font-size-asian="11pt" style:font-weight-asian="bold" style:font-size-complex="11pt" style:font-weight-complex="bold"/>
    </style:style>
    <style:style style:name="P31" style:family="paragraph" style:parent-style-name="LO-normal">
      <style:paragraph-properties fo:margin-top="0in" fo:margin-bottom="0in" style:contextual-spacing="false"/>
      <style:text-properties fo:font-size="11pt" officeooo:rsid="00159483" officeooo:paragraph-rsid="00159483" style:font-size-asian="11pt" style:font-size-complex="11pt"/>
    </style:style>
    <style:style style:name="P32" style:family="paragraph" style:parent-style-name="LO-normal">
      <style:paragraph-properties fo:margin-top="0in" fo:margin-bottom="0in" style:contextual-spacing="false"/>
      <style:text-properties fo:font-size="11pt" fo:font-weight="bold" officeooo:rsid="00159483" officeooo:paragraph-rsid="00159483" style:font-size-asian="11pt" style:font-weight-asian="bold" style:font-size-complex="11pt" style:font-weight-complex="bold"/>
    </style:style>
    <style:style style:name="P33" style:family="paragraph" style:parent-style-name="LO-normal">
      <style:paragraph-properties fo:margin-top="0in" fo:margin-bottom="0in" style:contextual-spacing="false"/>
      <style:text-properties fo:font-size="11pt" officeooo:rsid="00159483" officeooo:paragraph-rsid="001a60b2" style:font-size-asian="11pt" style:font-size-complex="11pt"/>
    </style:style>
    <style:style style:name="P34" style:family="paragraph" style:parent-style-name="LO-normal">
      <style:paragraph-properties fo:margin-top="0in" fo:margin-bottom="0in" style:contextual-spacing="false"/>
      <style:text-properties fo:font-size="11pt" fo:font-weight="bold" officeooo:rsid="001ef59b" officeooo:paragraph-rsid="001ef59b" style:font-size-asian="11pt" style:font-weight-asian="bold" style:font-size-complex="11pt" style:font-weight-complex="bold"/>
    </style:style>
    <style:style style:name="P35" style:family="paragraph" style:parent-style-name="LO-normal">
      <style:paragraph-properties fo:margin-top="0in" fo:margin-bottom="0in" style:contextual-spacing="false"/>
      <style:text-properties fo:font-size="11pt" officeooo:rsid="001a60b2" officeooo:paragraph-rsid="001a60b2" style:font-size-asian="11pt" style:font-size-complex="11pt"/>
    </style:style>
    <style:style style:name="P36" style:family="paragraph" style:parent-style-name="LO-normal">
      <style:paragraph-properties fo:margin-top="0in" fo:margin-bottom="0in" style:contextual-spacing="false"/>
      <style:text-properties fo:font-size="11pt" officeooo:rsid="001bf806" officeooo:paragraph-rsid="001bf806" style:font-size-asian="11pt" style:font-size-complex="11pt"/>
    </style:style>
    <style:style style:name="P37" style:family="paragraph" style:parent-style-name="LO-normal">
      <style:paragraph-properties fo:margin-top="0in" fo:margin-bottom="0in" style:contextual-spacing="false"/>
      <style:text-properties fo:font-size="11pt" officeooo:rsid="001ef59b" officeooo:paragraph-rsid="001ef59b" style:font-size-asian="11pt" style:font-size-complex="11pt"/>
    </style:style>
    <style:style style:name="P38" style:family="paragraph" style:parent-style-name="LO-normal">
      <style:paragraph-properties fo:margin-top="0in" fo:margin-bottom="0in" style:contextual-spacing="false"/>
      <style:text-properties fo:font-size="11pt" fo:font-weight="bold" officeooo:rsid="001c6944" officeooo:paragraph-rsid="001c6944" style:font-size-asian="11pt" style:font-weight-asian="bold" style:font-size-complex="11pt" style:font-weight-complex="bold"/>
    </style:style>
    <style:style style:name="P39" style:family="paragraph" style:parent-style-name="LO-normal">
      <style:paragraph-properties fo:margin-top="0in" fo:margin-bottom="0in" style:contextual-spacing="false"/>
      <style:text-properties fo:font-size="11pt" officeooo:rsid="001c6944" officeooo:paragraph-rsid="001c6944" style:font-size-asian="11pt" style:font-size-complex="11pt"/>
    </style:style>
    <style:style style:name="P40" style:family="paragraph" style:parent-style-name="LO-normal">
      <style:paragraph-properties fo:margin-top="0in" fo:margin-bottom="0in" style:contextual-spacing="false"/>
      <style:text-properties fo:font-size="11pt" officeooo:rsid="001bf806" officeooo:paragraph-rsid="001c6944" style:font-size-asian="11pt" style:font-size-complex="11pt"/>
    </style:style>
    <style:style style:name="P41" style:family="paragraph" style:parent-style-name="LO-normal">
      <style:paragraph-properties fo:margin-top="0in" fo:margin-bottom="0in" style:contextual-spacing="false"/>
      <style:text-properties fo:font-size="11pt" fo:font-weight="normal" officeooo:rsid="001c6944" officeooo:paragraph-rsid="001ef59b" style:font-size-asian="11pt" style:font-weight-asian="normal" style:font-size-complex="11pt" style:font-weight-complex="normal"/>
    </style:style>
    <style:style style:name="P42" style:family="paragraph" style:parent-style-name="LO-normal">
      <style:paragraph-properties fo:margin-top="0in" fo:margin-bottom="0in" style:contextual-spacing="false"/>
      <style:text-properties fo:font-size="11pt" fo:font-weight="bold" officeooo:rsid="001c6944" officeooo:paragraph-rsid="001ef59b" style:font-size-asian="11pt" style:font-weight-asian="bold" style:font-size-complex="11pt" style:font-weight-complex="bold"/>
    </style:style>
    <style:style style:name="P43" style:family="paragraph" style:parent-style-name="LO-normal">
      <style:paragraph-properties fo:margin-top="0in" fo:margin-bottom="0in" style:contextual-spacing="false"/>
      <style:text-properties fo:font-size="11pt" fo:font-weight="bold" officeooo:rsid="0020b0b1" officeooo:paragraph-rsid="0020b0b1" style:font-size-asian="11pt" style:font-weight-asian="bold" style:font-size-complex="11pt" style:font-weight-complex="bold"/>
    </style:style>
    <style:style style:name="P44" style:family="paragraph" style:parent-style-name="LO-normal">
      <style:paragraph-properties fo:margin-top="0in" fo:margin-bottom="0in" style:contextual-spacing="false"/>
      <style:text-properties fo:font-size="11pt" fo:font-weight="normal" officeooo:rsid="00211566" officeooo:paragraph-rsid="00211566" style:font-size-asian="11pt" style:font-weight-asian="normal" style:font-size-complex="11pt" style:font-weight-complex="normal"/>
    </style:style>
    <style:style style:name="P45" style:family="paragraph" style:parent-style-name="LO-normal">
      <style:paragraph-properties fo:margin-top="0in" fo:margin-bottom="0in" style:contextual-spacing="false"/>
      <style:text-properties fo:font-size="11pt" fo:font-weight="bold" officeooo:rsid="00211566" officeooo:paragraph-rsid="00211566" style:font-size-asian="11pt" style:font-weight-asian="bold" style:font-size-complex="11pt" style:font-weight-complex="bold"/>
    </style:style>
    <style:style style:name="P46" style:family="paragraph" style:parent-style-name="LO-normal">
      <style:paragraph-properties fo:margin-top="0in" fo:margin-bottom="0in" style:contextual-spacing="false"/>
      <style:text-properties fo:font-size="11pt" fo:font-weight="normal" officeooo:rsid="0021b35d" officeooo:paragraph-rsid="0021b35d" style:font-size-asian="11pt" style:font-weight-asian="normal" style:font-size-complex="11pt" style:font-weight-complex="normal"/>
    </style:style>
    <style:style style:name="P47" style:family="paragraph" style:parent-style-name="LO-normal">
      <style:paragraph-properties fo:margin-top="0in" fo:margin-bottom="0in" style:contextual-spacing="false"/>
      <style:text-properties fo:font-size="11pt" fo:font-weight="bold" officeooo:rsid="0021b35d" officeooo:paragraph-rsid="0021b35d" style:font-size-asian="11pt" style:font-weight-asian="bold" style:font-size-complex="11pt" style:font-weight-complex="bold"/>
    </style:style>
    <style:style style:name="P48" style:family="paragraph" style:parent-style-name="LO-normal">
      <style:paragraph-properties fo:margin-top="0in" fo:margin-bottom="0in" style:contextual-spacing="false"/>
      <style:text-properties fo:font-size="11pt" fo:font-weight="normal" officeooo:rsid="00220581" officeooo:paragraph-rsid="00220581" style:font-size-asian="11pt" style:font-weight-asian="normal" style:font-size-complex="11pt" style:font-weight-complex="normal"/>
    </style:style>
    <style:style style:name="P49" style:family="paragraph" style:parent-style-name="LO-normal">
      <style:paragraph-properties fo:margin-top="0in" fo:margin-bottom="0in" style:contextual-spacing="false"/>
      <style:text-properties fo:font-size="11pt" fo:font-weight="bold" officeooo:rsid="0021b35d" officeooo:paragraph-rsid="00220581" style:font-size-asian="11pt" style:font-weight-asian="bold" style:font-size-complex="11pt" style:font-weight-complex="bold"/>
    </style:style>
    <style:style style:name="P50" style:family="paragraph" style:parent-style-name="LO-normal">
      <style:paragraph-properties fo:margin-top="0in" fo:margin-bottom="0in" style:contextual-spacing="false"/>
      <style:text-properties fo:font-size="11pt" fo:font-weight="normal" officeooo:rsid="00220581" officeooo:paragraph-rsid="0021b35d" style:font-size-asian="11pt" style:font-weight-asian="normal" style:font-size-complex="11pt" style:font-weight-complex="normal"/>
    </style:style>
    <style:style style:name="P51" style:family="paragraph" style:parent-style-name="LO-normal">
      <style:paragraph-properties fo:margin-top="0in" fo:margin-bottom="0in" style:contextual-spacing="false"/>
      <style:text-properties fo:font-size="11pt" fo:font-weight="bold" officeooo:rsid="00232e30" officeooo:paragraph-rsid="00232e30" style:font-size-asian="11pt" style:font-weight-asian="bold" style:font-size-complex="11pt" style:font-weight-complex="bold"/>
    </style:style>
    <style:style style:name="P52" style:family="paragraph" style:parent-style-name="LO-normal">
      <style:paragraph-properties fo:margin-top="0in" fo:margin-bottom="0in" style:contextual-spacing="false"/>
      <style:text-properties fo:font-size="11pt" officeooo:rsid="00220581" officeooo:paragraph-rsid="001c6944" style:font-size-asian="11pt" style:font-size-complex="11pt"/>
    </style:style>
    <style:style style:name="P53" style:family="paragraph" style:parent-style-name="LO-normal">
      <style:paragraph-properties fo:margin-top="0in" fo:margin-bottom="0in" style:contextual-spacing="false"/>
      <style:text-properties fo:font-size="11pt" fo:font-weight="normal" officeooo:rsid="00232e30" officeooo:paragraph-rsid="00232e30" style:font-size-asian="11pt" style:font-weight-asian="normal" style:font-size-complex="11pt" style:font-weight-complex="normal"/>
    </style:style>
    <style:style style:name="P54" style:family="paragraph" style:parent-style-name="LO-normal">
      <style:paragraph-properties fo:margin-top="0in" fo:margin-bottom="0in" style:contextual-spacing="false"/>
      <style:text-properties fo:font-size="11pt" fo:font-weight="normal" officeooo:rsid="0024b869" officeooo:paragraph-rsid="0024b869" style:font-size-asian="11pt" style:font-weight-asian="normal" style:font-size-complex="11pt" style:font-weight-complex="normal"/>
    </style:style>
    <style:style style:name="P55" style:family="paragraph" style:parent-style-name="LO-normal">
      <style:paragraph-properties fo:margin-top="0in" fo:margin-bottom="0in" style:contextual-spacing="false"/>
      <style:text-properties fo:font-size="11pt" fo:font-weight="bold" officeooo:rsid="00220581" officeooo:paragraph-rsid="001c6944" style:font-size-asian="11pt" style:font-weight-asian="bold" style:font-size-complex="11pt" style:font-weight-complex="bold"/>
    </style:style>
    <style:style style:name="P56" style:family="paragraph" style:parent-style-name="LO-normal">
      <style:paragraph-properties fo:margin-top="0in" fo:margin-bottom="0in" style:contextual-spacing="false"/>
      <style:text-properties fo:font-size="11pt" officeooo:rsid="0020b0b1" officeooo:paragraph-rsid="0020b0b1" style:font-size-asian="11pt" style:font-size-complex="11pt"/>
    </style:style>
    <style:style style:name="P57" style:family="paragraph" style:parent-style-name="LO-normal">
      <style:paragraph-properties fo:margin-top="0in" fo:margin-bottom="0in" style:contextual-spacing="false"/>
      <style:text-properties fo:font-size="11pt" officeooo:rsid="00261b37" officeooo:paragraph-rsid="00261b37" style:font-size-asian="11pt" style:font-size-complex="11pt"/>
    </style:style>
    <style:style style:name="P58" style:family="paragraph" style:parent-style-name="LO-normal">
      <style:paragraph-properties fo:margin-top="0in" fo:margin-bottom="0in" style:contextual-spacing="false"/>
      <style:text-properties fo:font-size="11pt" officeooo:rsid="001d2afc" officeooo:paragraph-rsid="001d2afc" style:font-size-asian="11pt" style:font-size-complex="11pt"/>
    </style:style>
    <style:style style:name="P59" style:family="paragraph" style:parent-style-name="LO-normal">
      <style:paragraph-properties fo:margin-top="0in" fo:margin-bottom="0in" style:contextual-spacing="false" fo:break-before="page"/>
      <style:text-properties fo:font-size="11pt" officeooo:rsid="001d2afc" officeooo:paragraph-rsid="001d2afc" style:font-size-asian="11pt" style:font-size-complex="11pt"/>
    </style:style>
    <style:style style:name="P60" style:family="paragraph" style:parent-style-name="LO-normal">
      <style:paragraph-properties fo:margin-top="0in" fo:margin-bottom="0in" style:contextual-spacing="false"/>
      <style:text-properties fo:font-size="14pt" fo:font-weight="bold" officeooo:rsid="00261b37" officeooo:paragraph-rsid="00261b37" style:font-size-asian="14pt" style:font-weight-asian="bold" style:font-size-complex="14pt" style:font-weight-complex="bold"/>
    </style:style>
    <style:style style:name="P61" style:family="paragraph" style:parent-style-name="LO-normal">
      <style:paragraph-properties fo:margin-top="0in" fo:margin-bottom="0in" style:contextual-spacing="false"/>
      <style:text-properties fo:font-size="11pt" officeooo:rsid="00261b37" officeooo:paragraph-rsid="0027538b" style:font-size-asian="11pt" style:font-size-complex="11pt"/>
    </style:style>
    <style:style style:name="P62" style:family="paragraph" style:parent-style-name="LO-normal">
      <style:paragraph-properties fo:margin-top="0in" fo:margin-bottom="0in" style:contextual-spacing="false"/>
      <style:text-properties fo:font-size="11pt" officeooo:rsid="0027538b" officeooo:paragraph-rsid="0027538b" style:font-size-asian="11pt" style:font-size-complex="11pt"/>
    </style:style>
    <style:style style:name="P63" style:family="paragraph" style:parent-style-name="LO-normal">
      <style:paragraph-properties fo:margin-top="0in" fo:margin-bottom="0in" style:contextual-spacing="false"/>
      <style:text-properties fo:font-size="11pt" officeooo:rsid="002754e2" officeooo:paragraph-rsid="002754e2" style:font-size-asian="11pt" style:font-size-complex="11pt"/>
    </style:style>
    <style:style style:name="P64" style:family="paragraph" style:parent-style-name="LO-normal">
      <style:paragraph-properties fo:margin-top="0in" fo:margin-bottom="0in" style:contextual-spacing="false"/>
      <style:text-properties fo:font-size="11pt" officeooo:rsid="0027926b" officeooo:paragraph-rsid="0027926b" style:font-size-asian="11pt" style:font-size-complex="11pt"/>
    </style:style>
    <style:style style:name="P65" style:family="paragraph" style:parent-style-name="LO-normal">
      <style:paragraph-properties fo:margin-top="0in" fo:margin-bottom="0in" style:contextual-spacing="false"/>
      <style:text-properties fo:font-size="11pt" officeooo:rsid="0027a407" officeooo:paragraph-rsid="0027a407" style:font-size-asian="11pt" style:font-size-complex="11pt"/>
    </style:style>
    <style:style style:name="P66" style:family="paragraph" style:parent-style-name="LO-normal">
      <style:paragraph-properties fo:margin-top="0in" fo:margin-bottom="0in" style:contextual-spacing="false" fo:break-before="page"/>
      <style:text-properties fo:font-size="11pt" officeooo:rsid="002ab549" officeooo:paragraph-rsid="002ab549" style:font-size-asian="11pt" style:font-size-complex="11pt"/>
    </style:style>
    <style:style style:name="P67" style:family="paragraph" style:parent-style-name="LO-normal">
      <style:paragraph-properties fo:margin-top="0in" fo:margin-bottom="0in" style:contextual-spacing="false"/>
      <style:text-properties fo:font-size="11pt" officeooo:rsid="0029cff9" officeooo:paragraph-rsid="0029cff9" style:font-size-asian="11pt" style:font-size-complex="11pt"/>
    </style:style>
    <style:style style:name="P68" style:family="paragraph" style:parent-style-name="LO-normal">
      <style:paragraph-properties fo:margin-top="0in" fo:margin-bottom="0in" style:contextual-spacing="false"/>
      <style:text-properties fo:font-size="11pt" officeooo:rsid="002b05df" officeooo:paragraph-rsid="002b05df" style:font-size-asian="11pt" style:font-size-complex="11pt"/>
    </style:style>
    <style:style style:name="P69" style:family="paragraph" style:parent-style-name="LO-normal">
      <style:paragraph-properties fo:margin-top="0in" fo:margin-bottom="0in" style:contextual-spacing="false"/>
      <style:text-properties fo:font-size="11pt" officeooo:rsid="002c8f7b" officeooo:paragraph-rsid="002c8f7b" style:font-size-asian="11pt" style:font-size-complex="11pt"/>
    </style:style>
    <style:style style:name="P70" style:family="paragraph" style:parent-style-name="LO-normal">
      <style:paragraph-properties fo:margin-top="0in" fo:margin-bottom="0in" style:contextual-spacing="false"/>
      <style:text-properties fo:font-size="11pt" officeooo:rsid="002d9194" officeooo:paragraph-rsid="002d9194" style:font-size-asian="11pt" style:font-size-complex="11pt"/>
    </style:style>
    <style:style style:name="P71" style:family="paragraph" style:parent-style-name="LO-normal">
      <style:paragraph-properties fo:margin-top="0in" fo:margin-bottom="0in" style:contextual-spacing="false"/>
      <style:text-properties fo:font-size="14pt" fo:font-weight="bold" officeooo:rsid="0031cd5a" officeooo:paragraph-rsid="0031cd5a" style:font-size-asian="14pt" style:font-weight-asian="bold" style:font-size-complex="14pt" style:font-weight-complex="bold"/>
    </style:style>
    <style:style style:name="P72" style:family="paragraph" style:parent-style-name="LO-normal">
      <style:paragraph-properties fo:margin-top="0in" fo:margin-bottom="0in" style:contextual-spacing="false"/>
      <style:text-properties fo:font-size="11pt" officeooo:rsid="00337829" officeooo:paragraph-rsid="00337829" style:font-size-asian="11pt" style:font-size-complex="11pt"/>
    </style:style>
    <style:style style:name="P73" style:family="paragraph" style:parent-style-name="LO-normal">
      <style:paragraph-properties fo:margin-top="0in" fo:margin-bottom="0in" style:contextual-spacing="false"/>
      <style:text-properties officeooo:rsid="00261b37" officeooo:paragraph-rsid="00261b37"/>
    </style:style>
    <style:style style:name="P74" style:family="paragraph" style:parent-style-name="LO-normal">
      <style:paragraph-properties fo:margin-top="0in" fo:margin-bottom="0in" style:contextual-spacing="false"/>
      <style:text-properties officeooo:rsid="00261b37" officeooo:paragraph-rsid="0031cd5a"/>
    </style:style>
    <style:style style:name="P75" style:family="paragraph" style:parent-style-name="LO-normal">
      <style:paragraph-properties fo:margin-top="0in" fo:margin-bottom="0in" style:contextual-spacing="false"/>
      <style:text-properties fo:font-size="11pt" fo:font-weight="bold" officeooo:rsid="0029cff9" officeooo:paragraph-rsid="0033cd4d" style:font-size-asian="11pt" style:font-weight-asian="bold" style:font-size-complex="11pt" style:font-weight-complex="bold"/>
    </style:style>
    <style:style style:name="P76" style:family="paragraph" style:parent-style-name="LO-normal">
      <style:paragraph-properties fo:margin-top="0in" fo:margin-bottom="0in" style:contextual-spacing="false"/>
      <style:text-properties fo:font-size="11pt" officeooo:rsid="002b05df" officeooo:paragraph-rsid="0033cd4d" style:font-size-asian="11pt" style:font-size-complex="11pt"/>
    </style:style>
    <style:style style:name="P77" style:family="paragraph" style:parent-style-name="LO-normal">
      <style:paragraph-properties fo:margin-top="0in" fo:margin-bottom="0in" style:contextual-spacing="false"/>
      <style:text-properties fo:font-size="11pt" officeooo:rsid="00337829" officeooo:paragraph-rsid="0033cd4d" style:font-size-asian="11pt" style:font-size-complex="11pt"/>
    </style:style>
    <style:style style:name="P78" style:family="paragraph" style:parent-style-name="LO-normal">
      <style:paragraph-properties fo:margin-top="0in" fo:margin-bottom="0in" style:contextual-spacing="false"/>
      <style:text-properties officeooo:rsid="00261b37" officeooo:paragraph-rsid="0033cd4d"/>
    </style:style>
    <style:style style:name="P79" style:family="paragraph" style:parent-style-name="LO-normal">
      <style:paragraph-properties fo:margin-top="0in" fo:margin-bottom="0in" style:contextual-spacing="false"/>
      <style:text-properties fo:font-size="11pt" officeooo:rsid="0029cff9" officeooo:paragraph-rsid="0033cd4d" style:font-size-asian="11pt" style:font-size-complex="11pt"/>
    </style:style>
    <style:style style:name="P80" style:family="paragraph" style:parent-style-name="LO-normal">
      <style:paragraph-properties fo:line-height="100%"/>
    </style:style>
    <style:style style:name="P81" style:family="paragraph" style:parent-style-name="LO-normal">
      <style:paragraph-properties fo:line-height="100%"/>
      <style:text-properties fo:font-size="12pt" style:font-size-asian="12pt" style:font-size-complex="12pt"/>
    </style:style>
    <style:style style:name="P82" style:family="paragraph" style:parent-style-name="LO-normal">
      <style:paragraph-properties fo:margin-left="0in" fo:margin-right="0in" fo:line-height="100%" fo:text-indent="0.5in" style:auto-text-indent="false"/>
    </style:style>
    <style:style style:name="P83" style:family="paragraph" style:parent-style-name="LO-normal">
      <style:paragraph-properties fo:margin-left="0in" fo:margin-right="0in" fo:line-height="100%" fo:text-indent="0.5in" style:auto-text-indent="false"/>
      <style:text-properties fo:font-size="12pt" style:font-size-asian="12pt" style:font-size-complex="12pt"/>
    </style:style>
    <style:style style:name="P84" style:family="paragraph" style:parent-style-name="LO-normal">
      <style:paragraph-properties fo:margin-left="0in" fo:margin-right="0in" fo:line-height="100%" fo:text-indent="0in" style:auto-text-indent="false"/>
    </style:style>
    <style:style style:name="P85" style:family="paragraph" style:parent-style-name="LO-normal">
      <style:paragraph-properties fo:margin-left="0in" fo:margin-right="0in" fo:line-height="100%" fo:text-indent="0in" style:auto-text-indent="false"/>
      <style:text-properties fo:font-size="12pt" style:font-size-asian="12pt" style:font-size-complex="12pt"/>
    </style:style>
    <style:style style:name="P86" style:family="paragraph" style:parent-style-name="LO-normal">
      <style:paragraph-properties fo:line-height="100%"/>
      <style:text-properties style:use-window-font-color="true" loext:opacity="0%" style:font-name="Calibri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7" style:family="paragraph" style:parent-style-name="LO-normal">
      <style:paragraph-properties fo:margin-top="0in" fo:margin-bottom="0.139in" style:contextual-spacing="false" fo:line-height="100%" fo:break-before="page"/>
      <style:text-properties style:use-window-font-color="true" loext:opacity="0%" fo:font-size="18pt" fo:language="en" fo:country="US" fo:font-weight="bold" officeooo:rsid="003576a2" officeooo:paragraph-rsid="003576a2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8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8pt" fo:language="en" fo:country="US" fo:font-weight="bold" officeooo:rsid="003576a2" officeooo:paragraph-rsid="003576a2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9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76a2" officeooo:paragraph-rsid="003576a2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0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781a" officeooo:paragraph-rsid="0035781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8234" officeooo:paragraph-rsid="00358234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2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6a5ea" officeooo:paragraph-rsid="0036a5e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3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6c897" officeooo:paragraph-rsid="0036c897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4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8708c" officeooo:paragraph-rsid="0038708c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5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921ea" officeooo:paragraph-rsid="003921e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6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b45ff" officeooo:paragraph-rsid="003b45ff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7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ba1f9" officeooo:paragraph-rsid="003ba1f9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8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c7edc" officeooo:paragraph-rsid="003c7edc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9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d6d36" officeooo:paragraph-rsid="003d6d36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0" style:family="paragraph" style:parent-style-name="LO-normal">
      <style:paragraph-properties fo:margin-top="0in" fo:margin-bottom="0.139in" style:contextual-spacing="false" fo:line-height="100%" fo:break-before="page"/>
      <style:text-properties style:use-window-font-color="true" loext:opacity="0%" fo:font-size="11pt" fo:language="en" fo:country="US" fo:font-weight="normal" officeooo:rsid="003eabc0" officeooo:paragraph-rsid="003eabc0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eabc0" officeooo:paragraph-rsid="003eabc0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2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bold" officeooo:rsid="003f2178" officeooo:paragraph-rsid="003f2178" style:letter-kerning="false" style:font-name-asian="Calibri1" style:font-size-asian="9.60000038146973pt" style:language-asian="zh" style:country-asian="CN" style:font-weight-asian="bold" style:font-name-complex="Calibri1" style:font-size-complex="11pt" style:language-complex="hi" style:country-complex="IN" style:font-weight-complex="bold"/>
    </style:style>
    <style:style style:name="P103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f2178" officeooo:paragraph-rsid="003f2178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4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12174" officeooo:paragraph-rsid="00412174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5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27cdf" officeooo:paragraph-rsid="00427cdf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6" style:family="paragraph" style:parent-style-name="LO-normal">
      <style:paragraph-properties fo:margin-top="0in" fo:margin-bottom="0.0201in" style:contextual-spacing="false"/>
      <style:text-properties fo:font-size="9pt" fo:font-weight="normal" officeooo:rsid="0046ef5e" officeooo:paragraph-rsid="0046ef5e" style:font-size-asian="9pt" style:font-weight-asian="normal" style:font-size-complex="9pt" style:font-weight-complex="normal"/>
    </style:style>
    <style:style style:name="P107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4e03ba" officeooo:paragraph-rsid="004e03ba" style:font-size-asian="16pt" style:font-weight-asian="bold" style:font-size-complex="16pt" style:font-weight-complex="bold"/>
    </style:style>
    <style:style style:name="P108" style:family="paragraph" style:parent-style-name="LO-normal">
      <style:paragraph-properties fo:margin-top="0in" fo:margin-bottom="0.0201in" style:contextual-spacing="false"/>
      <style:text-properties officeooo:paragraph-rsid="0046ef5e"/>
    </style:style>
    <style:style style:name="P109" style:family="paragraph" style:parent-style-name="LO-normal">
      <style:paragraph-properties fo:margin-top="0in" fo:margin-bottom="0.0201in" style:contextual-spacing="false" fo:line-height="100%"/>
      <style:text-properties style:use-window-font-color="true" loext:opacity="0%" fo:font-size="9pt" fo:language="en" fo:country="US" fo:font-weight="normal" officeooo:rsid="0046ef5e" officeooo:paragraph-rsid="0046ef5e" style:letter-kerning="false" style:font-name-asian="Calibri1" style:font-size-asian="9pt" style:language-asian="zh" style:country-asian="CN" style:font-weight-asian="normal" style:font-name-complex="Calibri1" style:font-size-complex="9pt" style:language-complex="hi" style:country-complex="IN" style:font-weight-complex="normal"/>
    </style:style>
    <style:style style:name="P110" style:family="paragraph" style:parent-style-name="LO-normal">
      <style:paragraph-properties fo:margin-top="0in" fo:margin-bottom="0.0201in" style:contextual-spacing="false" fo:line-height="100%"/>
      <style:text-properties style:use-window-font-color="true" loext:opacity="0%" fo:font-size="9pt" fo:language="en" fo:country="US" fo:font-weight="normal" officeooo:rsid="0047d753" officeooo:paragraph-rsid="0047d753" style:letter-kerning="false" style:font-name-asian="Calibri1" style:font-size-asian="9pt" style:language-asian="zh" style:country-asian="CN" style:font-weight-asian="normal" style:font-name-complex="Calibri1" style:font-size-complex="9pt" style:language-complex="hi" style:country-complex="IN" style:font-weight-complex="normal"/>
    </style:style>
    <style:style style:name="P11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7d753" officeooo:paragraph-rsid="0047d753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12" style:family="paragraph" style:parent-style-name="LO-normal">
      <style:paragraph-properties fo:margin-top="0in" fo:margin-bottom="0.0201in" style:contextual-spacing="false"/>
      <style:text-properties fo:font-size="9pt" fo:font-weight="normal" officeooo:rsid="0047d753" officeooo:paragraph-rsid="0047d753" style:font-size-asian="9pt" style:font-weight-asian="normal" style:font-size-complex="9pt" style:font-weight-complex="normal"/>
    </style:style>
    <style:style style:name="P113" style:family="paragraph" style:parent-style-name="LO-normal">
      <style:paragraph-properties fo:margin-top="0in" fo:margin-bottom="0.0201in" style:contextual-spacing="false"/>
      <style:text-properties fo:font-size="9pt" fo:font-weight="normal" officeooo:rsid="0047d753" officeooo:paragraph-rsid="004937a6" style:font-size-asian="9pt" style:font-weight-asian="normal" style:font-size-complex="9pt" style:font-weight-complex="normal"/>
    </style:style>
    <style:style style:name="P114" style:family="paragraph" style:parent-style-name="LO-normal">
      <style:paragraph-properties fo:margin-top="0in" fo:margin-bottom="0.0201in" style:contextual-spacing="false"/>
      <style:text-properties fo:font-size="9pt" fo:font-weight="normal" officeooo:rsid="00495b4b" officeooo:paragraph-rsid="00495b4b" style:font-size-asian="9pt" style:font-weight-asian="normal" style:font-size-complex="9pt" style:font-weight-complex="normal"/>
    </style:style>
    <style:style style:name="P115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495b4b" officeooo:paragraph-rsid="00495b4b" style:font-size-asian="16pt" style:font-weight-asian="bold" style:font-size-complex="16pt" style:font-weight-complex="bold"/>
    </style:style>
    <style:style style:name="P116" style:family="paragraph" style:parent-style-name="LO-normal">
      <style:paragraph-properties fo:margin-top="0in" fo:margin-bottom="0.0201in" style:contextual-spacing="false"/>
      <style:text-properties fo:font-size="16pt" fo:font-weight="bold" officeooo:rsid="00495b4b" officeooo:paragraph-rsid="00495b4b" style:font-size-asian="16pt" style:font-weight-asian="bold" style:font-size-complex="16pt" style:font-weight-complex="bold"/>
    </style:style>
    <style:style style:name="P117" style:family="paragraph" style:parent-style-name="LO-normal">
      <style:paragraph-properties fo:margin-top="0in" fo:margin-bottom="0.0201in" style:contextual-spacing="false"/>
      <style:text-properties fo:font-size="11pt" fo:font-weight="normal" officeooo:rsid="00495b4b" officeooo:paragraph-rsid="00495b4b" style:font-size-asian="9.60000038146973pt" style:font-weight-asian="normal" style:font-size-complex="11pt" style:font-weight-complex="normal"/>
    </style:style>
    <style:style style:name="P118" style:family="paragraph" style:parent-style-name="LO-normal">
      <style:paragraph-properties fo:margin-top="0in" fo:margin-bottom="0.0201in" style:contextual-spacing="false"/>
      <style:text-properties fo:font-size="14pt" fo:font-weight="bold" officeooo:rsid="004e03ba" officeooo:paragraph-rsid="004e03ba" style:font-size-asian="14pt" style:font-weight-asian="bold" style:font-size-complex="14pt" style:font-weight-complex="bold"/>
    </style:style>
    <style:style style:name="P119" style:family="paragraph" style:parent-style-name="LO-normal">
      <style:paragraph-properties fo:margin-top="0in" fo:margin-bottom="0.0201in" style:contextual-spacing="false"/>
      <style:text-properties fo:font-size="9pt" fo:font-weight="normal" officeooo:rsid="004b3f76" officeooo:paragraph-rsid="004b3f76" style:font-size-asian="9pt" style:font-weight-asian="normal" style:font-size-complex="9pt" style:font-weight-complex="normal"/>
    </style:style>
    <style:style style:name="P120" style:family="paragraph" style:parent-style-name="LO-normal">
      <style:paragraph-properties fo:margin-top="0in" fo:margin-bottom="0.0201in" style:contextual-spacing="false"/>
      <style:text-properties fo:font-size="9pt" fo:font-weight="normal" officeooo:rsid="004c0079" officeooo:paragraph-rsid="004c0079" style:font-size-asian="9pt" style:font-weight-asian="normal" style:font-size-complex="9pt" style:font-weight-complex="normal"/>
    </style:style>
    <style:style style:name="P121" style:family="paragraph" style:parent-style-name="LO-normal">
      <style:paragraph-properties fo:margin-top="0in" fo:margin-bottom="0.0201in" style:contextual-spacing="false"/>
      <style:text-properties fo:font-size="12pt" fo:font-weight="bold" officeooo:rsid="004e03ba" officeooo:paragraph-rsid="004e03ba" style:font-size-asian="12pt" style:font-weight-asian="bold" style:font-size-complex="12pt" style:font-weight-complex="bold"/>
    </style:style>
    <style:style style:name="P122" style:family="paragraph" style:parent-style-name="LO-normal">
      <style:paragraph-properties fo:margin-top="0in" fo:margin-bottom="0.0201in" style:contextual-spacing="false"/>
      <style:text-properties fo:font-size="9pt" fo:font-weight="normal" officeooo:rsid="004e03ba" officeooo:paragraph-rsid="004e03ba" style:font-size-asian="9pt" style:font-weight-asian="normal" style:font-size-complex="9pt" style:font-weight-complex="normal"/>
    </style:style>
    <style:style style:name="P123" style:family="paragraph" style:parent-style-name="LO-normal">
      <style:paragraph-properties fo:margin-top="0in" fo:margin-bottom="0.0201in" style:contextual-spacing="false"/>
      <style:text-properties fo:font-size="14pt" fo:font-weight="bold" officeooo:rsid="004ff816" officeooo:paragraph-rsid="004ff816" style:font-size-asian="14pt" style:font-weight-asian="bold" style:font-size-complex="14pt" style:font-weight-complex="bold"/>
    </style:style>
    <style:style style:name="P124" style:family="paragraph" style:parent-style-name="LO-normal">
      <style:paragraph-properties fo:margin-top="0in" fo:margin-bottom="0.0201in" style:contextual-spacing="false"/>
      <style:text-properties fo:font-size="9pt" fo:font-weight="normal" officeooo:rsid="004ff816" officeooo:paragraph-rsid="004ff816" style:font-size-asian="9pt" style:font-weight-asian="normal" style:font-size-complex="9pt" style:font-weight-complex="normal"/>
    </style:style>
    <style:style style:name="P125" style:family="paragraph" style:parent-style-name="LO-normal">
      <style:paragraph-properties fo:margin-top="0in" fo:margin-bottom="0.0201in" style:contextual-spacing="false"/>
      <style:text-properties fo:font-size="16pt" fo:font-weight="bold" officeooo:rsid="004ff816" officeooo:paragraph-rsid="004ff816" style:font-size-asian="16pt" style:font-weight-asian="bold" style:font-size-complex="16pt" style:font-weight-complex="bold"/>
    </style:style>
    <style:style style:name="P126" style:family="paragraph" style:parent-style-name="LO-normal">
      <style:paragraph-properties fo:margin-top="0in" fo:margin-bottom="0.0201in" style:contextual-spacing="false"/>
      <style:text-properties fo:font-size="9pt" fo:font-weight="normal" officeooo:rsid="0051cb65" officeooo:paragraph-rsid="0051cb65" style:font-size-asian="9pt" style:font-weight-asian="normal" style:font-size-complex="9pt" style:font-weight-complex="normal"/>
    </style:style>
    <style:style style:name="P127" style:family="paragraph" style:parent-style-name="LO-normal">
      <style:paragraph-properties fo:margin-top="0in" fo:margin-bottom="0.0201in" style:contextual-spacing="false"/>
      <style:text-properties fo:font-size="16pt" fo:font-weight="bold" officeooo:rsid="0052618c" officeooo:paragraph-rsid="0052618c" style:font-size-asian="16pt" style:font-weight-asian="bold" style:font-size-complex="16pt" style:font-weight-complex="bold"/>
    </style:style>
    <style:style style:name="P128" style:family="paragraph" style:parent-style-name="LO-normal">
      <style:paragraph-properties fo:margin-top="0in" fo:margin-bottom="0.0201in" style:contextual-spacing="false"/>
      <style:text-properties fo:font-size="9pt" fo:font-weight="normal" officeooo:rsid="0052618c" officeooo:paragraph-rsid="0052618c" style:font-size-asian="9pt" style:font-weight-asian="normal" style:font-size-complex="9pt" style:font-weight-complex="normal"/>
    </style:style>
    <style:style style:name="P129" style:family="paragraph" style:parent-style-name="LO-normal">
      <style:paragraph-properties fo:margin-top="0in" fo:margin-bottom="0.0201in" style:contextual-spacing="false"/>
      <style:text-properties fo:font-size="9pt" fo:font-weight="normal" officeooo:rsid="0053eb3a" officeooo:paragraph-rsid="0053eb3a" style:font-size-asian="9pt" style:font-weight-asian="normal" style:font-size-complex="9pt" style:font-weight-complex="normal"/>
    </style:style>
    <style:style style:name="P130" style:family="paragraph" style:parent-style-name="LO-normal">
      <style:paragraph-properties fo:margin-top="0in" fo:margin-bottom="0.0201in" style:contextual-spacing="false"/>
      <style:text-properties fo:font-size="9pt" fo:font-weight="normal" officeooo:rsid="005522f5" officeooo:paragraph-rsid="005522f5" style:font-size-asian="9pt" style:font-weight-asian="normal" style:font-size-complex="9pt" style:font-weight-complex="normal"/>
    </style:style>
    <style:style style:name="P131" style:family="paragraph" style:parent-style-name="LO-normal">
      <style:paragraph-properties fo:margin-top="0in" fo:margin-bottom="0.0201in" style:contextual-spacing="false"/>
      <style:text-properties fo:font-size="16pt" fo:font-weight="bold" officeooo:rsid="0055e9da" officeooo:paragraph-rsid="0055e9da" style:font-size-asian="16pt" style:font-weight-asian="bold" style:font-size-complex="16pt" style:font-weight-complex="bold"/>
    </style:style>
    <style:style style:name="P132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55e9da" officeooo:paragraph-rsid="0055e9da" style:font-size-asian="16pt" style:font-weight-asian="bold" style:font-size-complex="16pt" style:font-weight-complex="bold"/>
    </style:style>
    <style:style style:name="P133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7ded5" style:font-size-asian="14pt" style:font-weight-asian="bold" style:font-size-complex="14pt" style:font-weight-complex="bold"/>
    </style:style>
    <style:style style:name="P134" style:family="paragraph" style:parent-style-name="LO-normal">
      <style:paragraph-properties fo:margin-top="0in" fo:margin-bottom="0.0201in" style:contextual-spacing="false"/>
      <style:text-properties fo:font-size="9pt" fo:font-weight="normal" officeooo:rsid="0055e9da" officeooo:paragraph-rsid="0057ded5" style:font-size-asian="9pt" style:font-weight-asian="normal" style:font-size-complex="9pt" style:font-weight-complex="normal"/>
    </style:style>
    <style:style style:name="P135" style:family="paragraph" style:parent-style-name="LO-normal">
      <style:paragraph-properties fo:margin-top="0in" fo:margin-bottom="0.0201in" style:contextual-spacing="false"/>
      <style:text-properties style:text-position="0% 100%" fo:font-size="8pt" fo:font-weight="normal" officeooo:rsid="0055e9da" officeooo:paragraph-rsid="0055e9da" style:font-size-asian="8pt" style:font-weight-asian="normal" style:font-size-complex="8pt" style:font-weight-complex="normal"/>
    </style:style>
    <style:style style:name="P136" style:family="paragraph" style:parent-style-name="LO-normal">
      <style:paragraph-properties fo:margin-top="0in" fo:margin-bottom="0.0201in" style:contextual-spacing="false"/>
      <style:text-properties fo:font-size="9pt" fo:font-weight="normal" officeooo:rsid="0055e9da" officeooo:paragraph-rsid="0055e9da" style:font-size-asian="9pt" style:font-weight-asian="normal" style:font-size-complex="9pt" style:font-weight-complex="normal"/>
    </style:style>
    <style:style style:name="P137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5e9da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39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8f3f9" style:font-size-asian="14pt" style:font-weight-asian="bold" style:font-size-complex="14pt" style:font-weight-complex="bold"/>
    </style:style>
    <style:style style:name="P140" style:family="paragraph" style:parent-style-name="LO-normal">
      <style:paragraph-properties fo:margin-top="0in" fo:margin-bottom="0.0201in" style:contextual-spacing="false"/>
      <style:text-properties officeooo:paragraph-rsid="0055e9da"/>
    </style:style>
    <style:style style:name="P141" style:family="paragraph" style:parent-style-name="LO-normal">
      <style:paragraph-properties fo:margin-top="0in" fo:margin-bottom="0.0201in" style:contextual-spacing="false"/>
      <style:text-properties fo:font-size="9pt" fo:font-weight="normal" officeooo:rsid="00586f72" officeooo:paragraph-rsid="00586f72" style:font-size-asian="9pt" style:font-weight-asian="normal" style:font-size-complex="9pt" style:font-weight-complex="normal"/>
    </style:style>
    <style:style style:name="P142" style:family="paragraph" style:parent-style-name="LO-normal">
      <style:paragraph-properties fo:margin-top="0in" fo:margin-bottom="0.0201in" style:contextual-spacing="false"/>
      <style:text-properties fo:font-size="9pt" fo:font-weight="normal" officeooo:rsid="005cb0bb" officeooo:paragraph-rsid="005cb0bb" style:font-size-asian="9pt" style:font-weight-asian="normal" style:font-size-complex="9pt" style:font-weight-complex="normal"/>
    </style:style>
    <style:style style:name="P143" style:family="paragraph" style:parent-style-name="LO-normal">
      <style:paragraph-properties fo:margin-top="0in" fo:margin-bottom="0.0201in" style:contextual-spacing="false"/>
      <style:text-properties fo:font-size="16pt" fo:font-weight="normal" officeooo:rsid="005e59d7" officeooo:paragraph-rsid="005e59d7" style:font-size-asian="16pt" style:font-weight-asian="normal" style:font-size-complex="16pt" style:font-weight-complex="normal"/>
    </style:style>
    <style:style style:name="P144" style:family="paragraph" style:parent-style-name="LO-normal">
      <style:paragraph-properties fo:margin-top="0in" fo:margin-bottom="0.0201in" style:contextual-spacing="false" fo:break-before="page"/>
      <style:text-properties fo:font-size="16pt" fo:font-weight="normal" officeooo:rsid="005e59d7" officeooo:paragraph-rsid="005e59d7" style:font-size-asian="16pt" style:font-weight-asian="normal" style:font-size-complex="16pt" style:font-weight-complex="normal"/>
    </style:style>
    <style:style style:name="P145" style:family="paragraph" style:parent-style-name="LO-normal">
      <style:paragraph-properties fo:margin-top="0in" fo:margin-bottom="0.0201in" style:contextual-spacing="false"/>
      <style:text-properties fo:font-size="7pt" fo:font-weight="normal" officeooo:rsid="005e59d7" officeooo:paragraph-rsid="005e59d7" style:font-size-asian="7pt" style:font-weight-asian="normal" style:font-size-complex="7pt" style:font-weight-complex="normal"/>
    </style:style>
    <style:style style:name="P146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5e59d7" officeooo:paragraph-rsid="005e59d7" style:font-size-asian="16pt" style:font-weight-asian="bold" style:font-size-complex="16pt" style:font-weight-complex="bold"/>
    </style:style>
    <style:style style:name="P147" style:family="paragraph" style:parent-style-name="LO-normal">
      <style:paragraph-properties fo:margin-top="0in" fo:margin-bottom="0.0201in" style:contextual-spacing="false"/>
      <style:text-properties fo:font-size="16pt" fo:font-weight="bold" officeooo:rsid="005e59d7" officeooo:paragraph-rsid="005e59d7" style:font-size-asian="16pt" style:font-weight-asian="bold" style:font-size-complex="16pt" style:font-weight-complex="bold"/>
    </style:style>
    <style:style style:name="P148" style:family="paragraph" style:parent-style-name="LO-normal">
      <style:paragraph-properties fo:margin-top="0in" fo:margin-bottom="0.0201in" style:contextual-spacing="false"/>
      <style:text-properties fo:font-size="9pt" fo:font-weight="normal" officeooo:rsid="005e59d7" officeooo:paragraph-rsid="005e59d7" style:font-size-asian="9pt" style:font-weight-asian="normal" style:font-size-complex="9pt" style:font-weight-complex="normal"/>
    </style:style>
    <style:style style:name="P149" style:family="paragraph" style:parent-style-name="Text_20_body">
      <style:paragraph-properties fo:margin-top="0in" fo:margin-bottom="0.0201in" style:contextual-spacing="false"/>
      <style:text-properties style:font-name="Calibri" fo:font-size="9pt" fo:font-weight="normal" officeooo:rsid="005e59d7" officeooo:paragraph-rsid="005e59d7" style:letter-kerning="false" style:font-name-asian="Calibri1" style:font-size-asian="9pt" style:font-weight-asian="normal" style:font-name-complex="Calibri1" style:font-size-complex="9pt" style:font-weight-complex="normal"/>
    </style:style>
    <style:style style:name="P150" style:family="paragraph" style:parent-style-name="LO-normal">
      <style:paragraph-properties fo:margin-top="0in" fo:margin-bottom="0.0201in" style:contextual-spacing="false"/>
      <style:text-properties fo:font-size="8pt" fo:font-weight="normal" officeooo:rsid="005e59d7" officeooo:paragraph-rsid="005e59d7" style:font-size-asian="8pt" style:font-weight-asian="normal" style:font-size-complex="8pt" style:font-weight-complex="normal"/>
    </style:style>
    <style:style style:name="P151" style:family="paragraph" style:parent-style-name="LO-normal">
      <style:paragraph-properties fo:margin-top="0in" fo:margin-bottom="0.0201in" style:contextual-spacing="false"/>
      <style:text-properties fo:font-size="8pt" fo:font-weight="normal" officeooo:rsid="005f7df6" officeooo:paragraph-rsid="005f7df6" style:font-size-asian="8pt" style:font-weight-asian="normal" style:font-size-complex="8pt" style:font-weight-complex="normal"/>
    </style:style>
    <style:style style:name="P152" style:family="paragraph" style:parent-style-name="LO-normal">
      <style:paragraph-properties fo:margin-top="0in" fo:margin-bottom="0.0201in" style:contextual-spacing="false"/>
      <style:text-properties fo:font-size="7pt" fo:font-weight="normal" officeooo:rsid="005f7df6" officeooo:paragraph-rsid="005f7df6" style:font-size-asian="7pt" style:font-weight-asian="normal" style:font-size-complex="7pt" style:font-weight-complex="normal"/>
    </style:style>
    <style:style style:name="P153" style:family="paragraph" style:parent-style-name="LO-normal">
      <style:paragraph-properties fo:margin-top="0in" fo:margin-bottom="0.0201in" style:contextual-spacing="false" fo:break-before="page"/>
      <style:text-properties fo:font-size="9pt" fo:font-weight="normal" officeooo:rsid="005e59d7" officeooo:paragraph-rsid="005e59d7" style:font-size-asian="9pt" style:font-weight-asian="normal" style:font-size-complex="9pt" style:font-weight-complex="normal"/>
    </style:style>
    <style:style style:name="P154" style:family="paragraph" style:parent-style-name="LO-normal">
      <style:paragraph-properties fo:margin-top="0in" fo:margin-bottom="0.0201in" style:contextual-spacing="false"/>
      <style:text-properties fo:font-size="9pt" fo:font-weight="normal" officeooo:rsid="00637cfd" officeooo:paragraph-rsid="00637cfd" style:font-size-asian="9pt" style:font-weight-asian="normal" style:font-size-complex="9pt" style:font-weight-complex="normal"/>
    </style:style>
    <style:style style:name="P155" style:family="paragraph" style:parent-style-name="LO-normal">
      <style:paragraph-properties fo:margin-top="0in" fo:margin-bottom="0.0201in" style:contextual-spacing="false"/>
      <style:text-properties fo:font-size="9pt" fo:font-weight="normal" officeooo:rsid="0067370f" officeooo:paragraph-rsid="0067370f" style:font-size-asian="9pt" style:font-weight-asian="normal" style:font-size-complex="9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use-window-font-color="true" loext:opacity="0%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8pt" fo:font-weight="bold" officeooo:rsid="0012aaa3" style:font-size-asian="18pt" style:font-weight-asian="bold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1f2328" loext:opacity="100%" fo:font-family="'var fontStack-monospace', ui-monospace, SFMono-Regular, 'SF Mono', Menlo, Consolas, 'Liberation Mono', monospace" style:font-family-generic="roman" style:font-pitch="variable" fo:font-size="10pt" fo:letter-spacing="normal" fo:font-style="normal" fo:font-weight="normal" fo:background-color="transparent" loext:char-shading-value="0" style:font-size-asian="10pt" style:font-style-asian="normal" style:font-weight-asian="normal"/>
    </style:style>
    <style:style style:name="T7" style:family="text">
      <style:text-properties officeooo:rsid="0033cd4d"/>
    </style:style>
    <style:style style:name="T8" style:family="text">
      <style:text-properties fo:font-weight="bold" officeooo:rsid="0033cd4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15a848"/>
    </style:style>
    <style:style style:name="T14" style:family="text">
      <style:text-properties officeooo:rsid="001c6944"/>
    </style:style>
    <style:style style:name="T15" style:family="text">
      <style:text-properties officeooo:rsid="001bf806"/>
    </style:style>
    <style:style style:name="T16" style:family="text">
      <style:text-properties officeooo:rsid="001d2afc"/>
    </style:style>
    <style:style style:name="T17" style:family="text">
      <style:text-properties officeooo:rsid="0020b0b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0581" style:font-weight-asian="normal" style:font-weight-complex="normal"/>
    </style:style>
    <style:style style:name="T20" style:family="text">
      <style:text-properties officeooo:rsid="00232e30"/>
    </style:style>
    <style:style style:name="T21" style:family="text">
      <style:text-properties officeooo:rsid="0024b869"/>
    </style:style>
    <style:style style:name="T22" style:family="text">
      <style:text-properties officeooo:rsid="0027538b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style:use-window-font-color="true" loext:opacity="0%" style:font-name="Calibri" fo:font-size="12pt" fo:language="en" fo:country="US" fo:font-weight="bold" style:letter-kerning="false" style:font-name-asian="Calibri1" style:font-size-asian="12pt" style:language-asian="zh" style:country-asian="CN" style:font-weight-asian="bold" style:font-name-complex="Calibri1" style:font-size-complex="12pt" style:language-complex="hi" style:country-complex="IN" style:font-weight-complex="bold"/>
    </style:style>
    <style:style style:name="T25" style:family="text">
      <style:text-properties fo:font-variant="normal" fo:text-transform="none" fo:color="#1f2328" loext:opacity="100%" fo:font-family="ui-monospace, SFMono-Regular, 'SF Mono', Menlo, Consolas, 'Liberation Mono', monospace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T26" style:family="text">
      <style:text-properties fo:font-variant="normal" fo:text-transform="none" fo:color="#1f2328" loext:opacity="100%" fo:font-family="ui-monospace, SFMono-Regular, 'SF Mono', Menlo, Consolas, 'Liberation Mono', monospace" style:font-family-generic="roman" style:font-pitch="variable" fo:font-size="10pt" fo:letter-spacing="normal" fo:font-style="normal" fo:font-weight="normal" style:font-size-asian="10pt" style:font-style-asian="normal" style:font-weight-asian="normal" style:font-size-complex="12pt"/>
    </style:style>
    <style:style style:name="T27" style:family="text">
      <style:text-properties fo:font-size="12pt" fo:font-weight="bold" style:font-size-asian="12pt" style:font-weight-asian="bold" style:font-size-complex="12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12pt" officeooo:rsid="002ec5d0" style:font-size-asian="12pt" style:font-size-complex="12pt"/>
    </style:style>
    <style:style style:name="T31" style:family="text">
      <style:text-properties style:use-window-font-color="true" loext:opacity="0%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T32" style:family="text">
      <style:text-properties style:use-window-font-color="true" loext:opacity="0%" style:font-name="Calibri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T33" style:family="text">
      <style:text-properties officeooo:rsid="003ad215"/>
    </style:style>
    <style:style style:name="T34" style:family="text">
      <style:text-properties fo:font-size="9pt" fo:font-weight="normal" officeooo:rsid="0046ef5e" style:font-size-asian="9pt" style:font-weight-asian="normal" style:font-size-complex="9pt" style:font-weight-complex="normal"/>
    </style:style>
    <style:style style:name="T35" style:family="text">
      <style:text-properties style:use-window-font-color="true" loext:opacity="0%" fo:font-size="11pt" fo:language="en" fo:country="US" fo:font-weight="normal" officeooo:rsid="0047d753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T36" style:family="text">
      <style:text-properties officeooo:rsid="004937a6"/>
    </style:style>
    <style:style style:name="T37" style:family="text">
      <style:text-properties officeooo:rsid="004c0079"/>
    </style:style>
    <style:style style:name="T38" style:family="text">
      <style:text-properties officeooo:rsid="004c08fe"/>
    </style:style>
    <style:style style:name="T39" style:family="text">
      <style:text-properties officeooo:rsid="0053eb3a"/>
    </style:style>
    <style:style style:name="T40" style:family="text">
      <style:text-properties officeooo:rsid="0052618c"/>
    </style:style>
    <style:style style:name="T41" style:family="text">
      <style:text-properties officeooo:rsid="0057ded5"/>
    </style:style>
    <style:style style:name="T42" style:family="text">
      <style:text-properties officeooo:rsid="0058f3f9"/>
    </style:style>
    <style:style style:name="T43" style:family="text">
      <style:text-properties fo:font-size="9pt" fo:font-weight="normal" officeooo:rsid="0055e9da" style:font-size-asian="9pt" style:font-weight-asian="normal" style:font-size-complex="9pt" style:font-weight-complex="normal"/>
    </style:style>
    <style:style style:name="T44" style:family="text">
      <style:text-properties officeooo:rsid="00586f72"/>
    </style:style>
    <style:style style:name="T45" style:family="text">
      <style:text-properties officeooo:rsid="005a82e7"/>
    </style:style>
    <style:style style:name="T46" style:family="text">
      <style:text-properties officeooo:rsid="005d7df5"/>
    </style:style>
    <style:style style:name="T47" style:family="text">
      <style:text-properties officeooo:rsid="005fdba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3083in" draw:visible-area-height="0.8004in" draw:ole-draw-aspect="4"/>
    </style:style>
    <style:style style:name="fr6" style:family="graphic" style:parent-style-name="Graphics">
      <style:graphic-properties style:vertical-pos="top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– Ubuntu Setup for Front-end Dev </text:p>
      <text:p text:style-name="P2"/>
      <text:p text:style-name="P2"/>
      <text:p text:style-name="LO-normal" loext:marker-style-name="T1"><text:span text:style-name="T1">Expression – Calculation and output Values</text:span><text:span text:style-name="T1"/></text:p>
      <text:p text:style-name="LO-normal" loext:marker-style-name="T1"><text:span text:style-name="T1">Statement <text:s/>- Action</text:span><text:span text:style-name="T1"/></text:p>
      <text:p text:style-name="LO-normal"/>
      <text:p text:style-name="P3">In shell terminal</text:p>
      <text:p text:style-name="LO-normal">sudo <text:s/>apt update</text:p>
      <text:p text:style-name="LO-normal">sudo <text:s/>apt upgrade</text:p>
      <text:p text:style-name="LO-normal">Downdload Vscode apt</text:p>
      <text:p text:style-name="LO-normal">Download NERD FONT , choose FiarCode FiraCodeNerdFont-Regular and install</text:p>
      <text:p text:style-name="LO-normal">su<text:span text:style-name="T2">do apt ins</text:span>tall zsh</text:p>
      <text:p text:style-name="LO-normal">sudo apt install curl</text:p>
      <text:p text:style-name="LO-normal">sudo apt install git -y</text:p>
      <text:p text:style-name="LO-normal">Go to Chrome <text:s/>setup oh my zsh</text:p>
      <text:p text:style-name="LO-normal"><draw:frame draw:style-name="fr1" draw:name="Image19" text:anchor-type="as-char" svg:width="3.6638in" svg:height="1.711in" draw:z-index="0"><draw:image xlink:href="Pictures/1000000100000707000003489AC91428.png" xlink:type="simple" xlink:show="embed" xlink:actuate="onLoad" draw:mime-type="image/png"/></draw:frame>sudo</text:p>
      <text:p text:style-name="LO-normal">sh -c "$(curl -fsSL https://raw.githubusercontent.com/ohmyzsh/ohmyzsh/master/tools/install.sh)"</text:p>
      <text:p text:style-name="P4"><text:span text:style-name="T3">Install powerlevel9k under oh my z</text:span><text:span text:style-name="T4">s</text:span><text:span text:style-name="T3">h</text:span><text:span text:style-name="T5"> <text:s/></text:span></text:p>
      <text:p text:style-name="LO-normal">Via Chrome <text:s/>goto github Powerlevel9K</text:p>
      <text:p text:style-name="LO-normal"><text:soft-page-break/><draw:frame draw:style-name="fr1" draw:name="Image27" text:anchor-type="as-char" svg:width="3.2638in" svg:height="2.0252in" draw:z-index="1"><draw:image xlink:href="Pictures/1000000100000545000003450A972B00.png" xlink:type="simple" xlink:show="embed" xlink:actuate="onLoad" draw:mime-type="image/png"/></draw:frame></text:p>
      <text:p text:style-name="LO-normal"><text:tab/>Installation </text:p>
      <text:p text:style-name="LO-normal"><text:tab/>Install 9KTheme, <text:s/>oh-my-zsh</text:p>
      <text:p text:style-name="LO-normal"><text:tab/>Option 2sudo</text:p>
      <text:p text:style-name="LO-normal"/>
      <text:p text:style-name="P5"><text:span text:style-name="Source_20_Text"><text:span text:style-name="T6">git clone https://github.com/bhilburn/powerlevel9k.git ~/.oh-my-zsh/custom/themes/powerlevel9k</text:span></text:span></text:p>
      <text:p text:style-name="LO-normal"/>
      <text:p text:style-name="LO-normal">chsh -s $(which zsh) <text:s text:c="2"/>#change zsh as default shell, <text:s/>need sudo reboot to take effect</text:p>
      <text:p text:style-name="LO-normal"><draw:frame draw:style-name="fr1" draw:name="image8.png" text:anchor-type="as-char" svg:width="4.6118in" svg:height="3.0028in" draw:z-index="2"><draw:image xlink:href="Pictures/10000000000002C4000001CD437CD101.png" xlink:type="simple" xlink:show="embed" xlink:actuate="onLoad" draw:mime-type="image/png"/></draw:frame></text:p>
      <text:p text:style-name="P6" loext:marker-style-name="T5"/>
      <text:p text:style-name="P7"><text:span text:style-name="T7">A</text:span>dd the following to the zshcr configuration file </text:p>
      <text:p text:style-name="LO-normal">export ZSH="$HOME/.oh-my-zsh"</text:p>
      <text:p text:style-name="LO-normal">ZSH_THEME="powerlevel9k/powerlevel9k"</text:p>
      <text:p text:style-name="LO-normal">POWERLEVEL9K_PYENV_PROMPT_ALWAYS_SHOW=true</text:p>
      <text:p text:style-name="LO-normal"><text:soft-page-break/>HIST_STAMPS="mm/dd/yyyy"</text:p>
      <text:p text:style-name="LO-normal">plugins=(git zsh-autosuggestions zsh-syntax-highlighting virtualenv <text:span text:style-name="T8">nvm</text:span><text:span text:style-name="T7"> </text:span>pyenv vscode)</text:p>
      <text:p text:style-name="LO-normal">POWERLEVEL9K_LEFT_PROMPT_ELEMENTS=(dir vcs virtualenv pyenv php_version <text:span text:style-name="T9">nvm</text:span> java_version rust_version rbenv laravel_version)</text:p>
      <text:p text:style-name="LO-normal">POWERLEVEL9K_NODE_ICON="\UE718"</text:p>
      <text:p text:style-name="LO-normal"/>
      <text:p text:style-name="LO-normal">source $ZSH/oh-my-zsh.sh</text:p>
      <text:p text:style-name="LO-normal"><draw:frame draw:style-name="fr1" draw:name="Image1 Copy 1" text:anchor-type="as-char" svg:width="6in" svg:height="2.7083in" draw:z-index="3"><draw:image xlink:href="Pictures/1000000000000640000002D14E27C3FC.jpg" xlink:type="simple" xlink:show="embed" xlink:actuate="onLoad" draw:mime-type="image/jpeg"/></draw:frame></text:p>
      <text:p text:style-name="P8">Install pyenv</text:p>
      <text:p text:style-name="LO-normal"><text:span text:style-name="T10">git clone </text:span><text:a xlink:type="simple" xlink:href="https://github.com/pyenv/pyenv.git%20~/.pyenv" text:style-name="ListLabel_20_46" text:visited-style-name="ListLabel_20_46"><text:span text:style-name="T11">https://github.com/pyenv/pyenv.git ~/.pyenv</text:span></text:a></text:p>
      <text:p text:style-name="P9" loext:marker-style-name="T1"><text:span text:style-name="T1">Install pyenv</text:span><text:span text:style-name="T1"/></text:p>
      <text:p text:style-name="LO-normal"><draw:frame draw:style-name="fr1" draw:name="image7.png" text:anchor-type="as-char" svg:width="2.8071in" svg:height="3.3736in" draw:z-index="4"><draw:image xlink:href="Pictures/10000000000001FE000002658AC0E1DB.png" xlink:type="simple" xlink:show="embed" xlink:actuate="onLoad" draw:mime-type="image/png"/></draw:frame></text:p>
      <text:p text:style-name="LO-normal" loext:marker-style-name="T11"><text:soft-page-break/><text:span text:style-name="T11">git clone </text:span><text:a xlink:type="simple" xlink:href="https://github.com/pyenv/pyenv.git%20~/.pyenv" text:style-name="ListLabel_20_46" text:visited-style-name="ListLabel_20_46"><text:span text:style-name="T11">https://github.com/pyenv/pyenv.git ~/.pyenv</text:span></text:a><text:span text:style-name="T11"/></text:p>
      <text:p text:style-name="P10" loext:marker-style-name="T10"/>
      <text:p text:style-name="P11" loext:marker-style-name="T12">Use style.css for storing css code</text:p>
      <text:p text:style-name="P12" loext:marker-style-name="T12"/>
      <text:p text:style-name="P13" loext:marker-style-name="T12">In HTML there are several semantic elements that can be used to define different parts of a web page:  </text:p>
      <text:list text:style-name="L1">
        <text:list-item>
          <text:p text:style-name="P14">&lt;article&gt;</text:p>
        </text:list-item>
        <text:list-item>
          <text:p text:style-name="P14">&lt;aside&gt;</text:p>
        </text:list-item>
        <text:list-item>
          <text:p text:style-name="P14">&lt;details&gt;</text:p>
        </text:list-item>
        <text:list-item>
          <text:p text:style-name="P14">&lt;figcaption&gt;</text:p>
        </text:list-item>
        <text:list-item>
          <text:p text:style-name="P14">&lt;figure&gt;</text:p>
        </text:list-item>
        <text:list-item>
          <text:p text:style-name="P14">&lt;footer&gt;</text:p>
        </text:list-item>
        <text:list-item>
          <text:p text:style-name="P14">&lt;header&gt;</text:p>
        </text:list-item>
        <text:list-item>
          <text:p text:style-name="P14">&lt;main&gt;</text:p>
        </text:list-item>
        <text:list-item>
          <text:p text:style-name="P14">&lt;mark&gt;</text:p>
        </text:list-item>
        <text:list-item>
          <text:p text:style-name="P14">&lt;nav&gt;</text:p>
        </text:list-item>
        <text:list-item>
          <text:p text:style-name="P14">&lt;section&gt;</text:p>
        </text:list-item>
        <text:list-item>
          <text:p text:style-name="P14">&lt;summary&gt;</text:p>
        </text:list-item>
        <text:list-item>
          <text:p text:style-name="P15">&lt;time&gt;</text:p>
        </text:list-item>
      </text:list>
      <text:p text:style-name="P12" loext:marker-style-name="T12"/>
      <text:p text:style-name="P16" loext:marker-style-name="T12"><draw:frame draw:style-name="fr2" draw:name="Image67" text:anchor-type="as-char" svg:width="3.1335in" svg:height="3.65in" draw:z-index="5"><draw:image xlink:href="Pictures/1000000100000178000001B65137496A.png" xlink:type="simple" xlink:show="embed" xlink:actuate="onLoad" draw:mime-type="image/png"/></draw:frame></text:p>
      <text:p text:style-name="P16" loext:marker-style-name="T12"/>
      <text:p text:style-name="P17">CSS Selector Syntax</text:p>
      <text:p text:style-name="P18"><text:span text:style-name="T13">E</text:span>lement selector </text:p>
      <text:p text:style-name="P18">element {</text:p>
      <text:p text:style-name="P18"><text:s text:c="2"/>property: value;</text:p>
      <text:p text:style-name="P18">}</text:p>
      <text:p text:style-name="P19">e.g. h2 <text:span text:style-name="T13">define </text:span></text:p>
      <text:p text:style-name="P20">h2 {} </text:p>
      <text:p text:style-name="P21">&lt;h2&gt; ….. &lt;/h2&gt;</text:p>
      <text:p text:style-name="P18"><text:span text:style-name="T13">C</text:span>lass selector – </text:p>
      <text:p text:style-name="P18">.highlight {</text:p>
      <text:p text:style-name="P18"><text:s text:c="2"/>background-color: yellow;</text:p>
      <text:p text:style-name="P18"><text:s text:c="2"/>font-weight: bold;</text:p>
      <text:p text:style-name="P18">}</text:p>
      <text:p text:style-name="P22">Class selector <text:span text:style-name="T13">define .name <text:s text:c="2"/>{div class=’name’</text:span>, </text:p>
      <text:p text:style-name="P21">ID selector</text:p>
      <text:p text:style-name="P22">#header {</text:p>
      <text:p text:style-name="P22"><text:s text:c="2"/>font-size: 24px;</text:p>
      <text:p text:style-name="P22"><text:s text:c="2"/>color: red;</text:p>
      <text:p text:style-name="P22">}</text:p>
      <text:p text:style-name="P22">ID selector <text:span text:style-name="T13">define #name {div id = ‘name’, <text:s/></text:span></text:p>
      <text:p text:style-name="P23">article.pro specify the special case </text:p>
      <text:p text:style-name="P24">De</text:p>
      <text:p text:style-name="P25"/>
      <text:p text:style-name="P26">1. Target an Element with a Specific Class</text:p>
      <text:p text:style-name="P27">Combine an element selector with a class selector.</text:p>
      <text:p text:style-name="P28">Syntax: <text:s/>element.classname { ... }</text:p>
      <text:p text:style-name="P28"/>
      <text:p text:style-name="P29">2. Target an Element with a Specific ID</text:p>
      <text:p text:style-name="P27">Combine an element selector with an ID selector.</text:p>
      <text:p text:style-name="P28">Syntax: element#idname { ... }</text:p>
      <text:p text:style-name="P28"/>
      <text:p text:style-name="P29">3. Chain Multiple Classes</text:p>
      <text:p text:style-name="P27">Target elements with multiple classes (e.g., &lt;div class="box red"&gt;).</text:p>
      <text:p text:style-name="P28">Syntax: .class1.class2 { ... } (no space between classes).</text:p>
      <text:p text:style-name="P28">Only elements with both classes <text:s/>are styled. <text:s/>&lt;div class="box red"&gt;Has red border&lt;/div&gt;</text:p>
      <text:p text:style-name="P28"/>
      <text:p text:style-name="P29">4. Combine Classes and IDs (Less Common)</text:p>
      <text:p text:style-name="P28">You can mix IDs and classes, but IDs are usually specific enough alone.</text:p>
      <text:p text:style-name="P28">Syntax: #idname.classname { ... }</text:p>
      <text:p text:style-name="P28"/>
      <text:p text:style-name="P29">5. Group Selectors (Apply Same Styles to Multiple Selectors)</text:p>
      <text:p text:style-name="P27">Group Selectors (Apply Same Styles to Multiple Selectors)</text:p>
      <text:p text:style-name="P28">Use a comma (,) to group different selectors for the same styles.</text:p>
      <text:p text:style-name="P28">Syntax: selector1, selector2, selector3 { ... }</text:p>
      <text:p text:style-name="P28"/>
      <text:p text:style-name="P28"/>
      <text:p text:style-name="P25"/>
      <text:p text:style-name="P25"/>
      <text:p text:style-name="P30">1. Layout &amp; Positioning</text:p>
      <text:p text:style-name="P31">display: Controls how an element behaves (e.g., block, flex, grid, inline-block).</text:p>
      <text:p text:style-name="P31">position: Sets positioning (e.g., relative, absolute, fixed, sticky).</text:p>
      <text:p text:style-name="P31">top / right / bottom / left: Positions elements (works with position).</text:p>
      <text:p text:style-name="P31">float: Wraps text around elements (left, right, none).</text:p>
      <text:p text:style-name="P31">clear: Stops elements from floating beside others.</text:p>
      <text:p text:style-name="P31"/>
      <text:p text:style-name="P32">2. Flexbox &amp; Grid (Modern Layouts)</text:p>
      <text:p text:style-name="P31">Flexbox:</text:p>
      <text:p text:style-name="P31">flex-direction (row, column).</text:p>
      <text:p text:style-name="P31">justify-content (horizontal alignment).</text:p>
      <text:p text:style-name="P31">align-items (vertical alignment).</text:p>
      <text:p text:style-name="P31">gap (spacing between items).</text:p>
      <text:p text:style-name="P31"/>
      <text:p text:style-name="P31">Grid:</text:p>
      <text:p text:style-name="P31">grid-template-columns / grid-template-rows.</text:p>
      <text:p text:style-name="P31">grid-gap (spacing)</text:p>
      <text:p text:style-name="P31">grid-area (for named placements).</text:p>
      <text:p text:style-name="P31"/>
      <text:p text:style-name="P32">3. Box Model (Spacing &amp; Sizing)</text:p>
      <text:p text:style-name="P31">width / height: Sets dimensions.</text:p>
      <text:p text:style-name="P31">margin: Outer spacing (e.g., margin: 10px;).</text:p>
      <text:p text:style-name="P31">padding: Inner spacing (e.g., padding: 20px;).</text:p>
      <text:p text:style-name="P31">border: Combines border-width, border-style, border-color.</text:p>
      <text:p text:style-name="P31">box-sizing: border-box (includes padding/border in width/height).</text:p>
      <text:p text:style-name="P31"/>
      <text:p text:style-name="P32">4. Typography &amp; Text</text:p>
      <text:p text:style-name="P31">font-family: Sets the font (e.g., Arial, sans-serif).</text:p>
      <text:p text:style-name="P31">font-size: Text size (e.g., 16px, 1.2rem).</text:p>
      <text:p text:style-name="P31">font-weight: Boldness (normal, bold, 700).</text:p>
      <text:p text:style-name="P31">color: Text color (e.g., #333, rgb(0,0,0)).</text:p>
      <text:p text:style-name="P31">text-align: Alignment (left, center, right).</text:p>
      <text:p text:style-name="P31">line-height: Spacing between lines.</text:p>
      <text:p text:style-name="P31">text-decoration: Underlines/strikethrough (none, underline).</text:p>
      <text:p text:style-name="P31"/>
      <text:p text:style-name="P32">5. Backgrounds &amp; Images</text:p>
      <text:p text:style-name="P31">background-color: Fills element background.</text:p>
      <text:p text:style-name="P31">background-image: Adds an image (url('image.jpg')).</text:p>
      <text:p text:style-name="P31">background-size: Controls scaling (cover, contain).</text:p>
      <text:p text:style-name="P31">background-position: Adjusts image position (center, top right).</text:p>
      <text:p text:style-name="P31">background-repeat: Prevents tiling (no-repeat).</text:p>
      <text:p text:style-name="P31"/>
      <text:p text:style-name="P32">6. Colors &amp; Transparency</text:p>
      <text:p text:style-name="P31">color: Text color.</text:p>
      <text:p text:style-name="P31">background-color: Element background.</text:p>
      <text:p text:style-name="P31">opacity: Transparency (0.5 = 50% transparent)</text:p>
      <text:p text:style-name="P31"><text:soft-page-break/>**rgba() / hsla(): Colors with alpha (e.g., rgba(255,0,0,0.3)).</text:p>
      <text:p text:style-name="P31"/>
      <text:p text:style-name="P32">7. Transforms &amp; Animations</text:p>
      <text:p text:style-name="P31">transform: Moves/scales elements (rotate(45deg), scale(1.2)).</text:p>
      <text:p text:style-name="P31">transition: Smooth changes (e.g., transition: all 0.3s ease;).</text:p>
      <text:p text:style-name="P31">animation + @keyframes: Complex animations.</text:p>
      <text:p text:style-name="P31"/>
      <text:p text:style-name="P32">8. Pseudo-Classes &amp; States</text:p>
      <text:p text:style-name="P31">:hover: Styles on mouse hover.</text:p>
      <text:p text:style-name="P31">:active: Styles when clicked.</text:p>
      <text:p text:style-name="P31">:focus: Styles when focused (e.g., input fields).</text:p>
      <text:p text:style-name="P31">:nth-child(): Targets specific elements in a group.</text:p>
      <text:p text:style-name="P31"/>
      <text:p text:style-name="P32">9. Responsive Design</text:p>
      <text:p text:style-name="P31">@media: Media queries for screens (e.g., @media (max-width: 600px) { ... }).</text:p>
      <text:p text:style-name="P31">min-width / max-width: Breakpoint conditions.</text:p>
      <text:p text:style-name="P31">vw / vh: Viewport units for fluid sizing.</text:p>
      <text:p text:style-name="P31"/>
      <text:p text:style-name="P32">10. Shadows &amp; Effects</text:p>
      <text:p text:style-name="P31">box-shadow: Adds shadows (box-shadow: 2px 2px 5px grey;).</text:p>
      <text:p text:style-name="P31">text-shadow: Text shadows.</text:p>
      <text:p text:style-name="P33">filter: Visual effects (blur(), brightness()).</text:p>
      <text:p text:style-name="P31"/>
      <text:p text:style-name="P31"/>
      <text:p text:style-name="P34">Short hand in VSCode to type html</text:p>
      <text:p text:style-name="P35">p.general-slibing{….}+h4{…..}</text:p>
      <text:p text:style-name="P35">li*2</text:p>
      <text:p text:style-name="P31"/>
      <text:p text:style-name="P30">Top 10 Most-Used CSS Properties (Based on Real-World Usage):</text:p>
      <text:p text:style-name="P31">color</text:p>
      <text:p text:style-name="P31">font-size</text:p>
      <text:p text:style-name="P31">margin / padding</text:p>
      <text:p text:style-name="P31">background-color</text:p>
      <text:p text:style-name="P31">display (especially flex and grid)</text:p>
      <text:p text:style-name="P31">width / height</text:p>
      <text:p text:style-name="P31">border</text:p>
      <text:p text:style-name="P31">text-align</text:p>
      <text:p text:style-name="P31">position</text:p>
      <text:p text:style-name="P31">transition</text:p>
      <text:p text:style-name="P36"/>
      <text:p text:style-name="P36"/>
      <text:p text:style-name="P36">ctl / to comment it <text:span text:style-name="T14">in vscode</text:span></text:p>
      <text:p text:style-name="P36"/>
      <text:p text:style-name="P37">In privilege order</text:p>
      <text:p text:style-name="P37"/>
      <text:p text:style-name="P38">universal selector</text:p>
      <text:p text:style-name="P39">* {<text:span text:style-name="T15">border: </text:span>1<text:span text:style-name="T15">px solid red;</text:span>} </text:p>
      <text:p text:style-name="P40">* {<text:span text:style-name="T14">letter-spacing: 1px; word-spacing 3px;</text:span>} <text:s/>for debugging </text:p>
      <text:p text:style-name="P40"/>
      <text:p text:style-name="P38">element selector</text:p>
      <text:p text:style-name="P36">p { color: 55EB14;<text:span text:style-name="T14">}</text:span></text:p>
      <text:p text:style-name="P36"/>
      <text:p text:style-name="P38">class selectors</text:p>
      <text:p text:style-name="P39">.simply <text:span text:style-name="T16">{color: red;}</text:span></text:p>
      <text:p text:style-name="P41">.<text:span text:style-name="T16">box {color: pink;}</text:span></text:p>
      <text:p text:style-name="P41">.<text:span text:style-name="T17">inner-box {border: 1px solid #ccc}</text:span></text:p>
      <text:p text:style-name="P41"/>
      <text:p text:style-name="P42">id selector</text:p>
      <text:p text:style-name="P39">#heading {color: blueviolet;}</text:p>
      <text:p text:style-name="P39">#unique-box {border: 2px solid black;}</text:p>
      <text:p text:style-name="P39"/>
      <text:p text:style-name="P43">attribute selector</text:p>
      <text:p text:style-name="P44">[type=”text”] {border: 2px solid #007bff};</text:p>
      <text:p text:style-name="P45"><text:span text:style-name="T18"/></text:p>
      <text:p text:style-name="P45">Descendant Selector</text:p>
      <text:p text:style-name="P45">element</text:p>
      <text:p text:style-name="P44">ul li { color: peru;} <text:s text:c="3"/># select li first and filter ul</text:p>
      <text:p text:style-name="P46">ul.list li.highlight {color: red;}</text:p>
      <text:p text:style-name="P47"><text:span text:style-name="T18"/></text:p>
      <text:p text:style-name="P48">direct child with </text:p>
      <text:p text:style-name="P47"><text:span text:style-name="T18"/></text:p>
      <text:p text:style-name="P47">direct child with element</text:p>
      <text:p text:style-name="P49"><text:span text:style-name="T18">div &gt; h2 {}<text:tab/></text:span><text:span text:style-name="T19"># &gt; means the first item selected</text:span></text:p>
      <text:p text:style-name="P47"><text:span text:style-name="T18">.box &gt; </text:span><text:span text:style-name="T19">.child {} <text:s text:c="2"/># &gt; means the first item selected</text:span></text:p>
      <text:p text:style-name="P47"><text:soft-page-break/><text:span text:style-name="T19">div h2 {} (descendant selector) - Targets ALL &lt;h2&gt; inside &lt;div&gt; at any level</text:span></text:p>
      <text:p text:style-name="P47"><text:span text:style-name="T19"/></text:p>
      <text:p text:style-name="P50">div &gt; h2 {} (child selector) - Targets ONLY &lt;h2&gt; that are direct children</text:p>
      <text:p text:style-name="P47"/>
      <text:p text:style-name="P51">multiple class selector</text:p>
      <text:p text:style-name="P52">.<text:span text:style-name="T20">inner-box.first-box{} <text:s/># inner-box and first box, not direct child</text:span></text:p>
      <text:p text:style-name="P52"/>
      <text:p text:style-name="P51">multiple elements selector</text:p>
      <text:p text:style-name="P53">h5, h6 {} <text:s/># all h5 or <text:s/>h6 will be selected <text:s/>#, means or</text:p>
      <text:p text:style-name="P51"><text:span text:style-name="T18"/></text:p>
      <text:p text:style-name="P51">multiple classes</text:p>
      <text:p text:style-name="P53">multipe1, <text:s/>multiple2 {}</text:p>
      <text:p text:style-name="P53"/>
      <text:p text:style-name="P51"><text:span text:style-name="T21">A</text:span>djacent sibling selector</text:p>
      <text:p text:style-name="P53">div + a <text:span text:style-name="T21">{}</text:span></text:p>
      <text:p text:style-name="P53">.<text:span text:style-name="T21">link + .box-sibling {}</text:span></text:p>
      <text:p text:style-name="P53">.<text:span text:style-name="T21">box ~.general-sibling{} <text:s/># all sibling matching</text:span></text:p>
      <text:p text:style-name="P54">h1 ~ h4 {} al</text:p>
      <text:p text:style-name="P53"/>
      <text:p text:style-name="P52"/>
      <text:p text:style-name="P55"/>
      <text:p text:style-name="P52"/>
      <text:p text:style-name="P56">color : rgb <text:s/>or rgba (alpha channel) or hsla</text:p>
      <text:p text:style-name="P56"/>
      <text:p text:style-name="P56"/>
      <text:p text:style-name="P56"/>
      <text:p text:style-name="P56"><draw:frame draw:style-name="fr3" draw:name="Image68" text:anchor-type="as-char" svg:width="6.6929in" svg:height="3.1134in" draw:z-index="6"><draw:image xlink:href="Pictures/100000010000049A0000022455B2B58C.png" xlink:type="simple" xlink:show="embed" xlink:actuate="onLoad" draw:mime-type="image/png"/></draw:frame></text:p>
      <text:p text:style-name="P57"/>
      <text:p text:style-name="P58"/>
      <text:p text:style-name="P59"/>
      <text:p text:style-name="P60">BEM – block element modifier</text:p>
      <text:p text:style-name="P57"/>
      <text:p text:style-name="P57">class name naming convention – Block-element-body </text:p>
      <text:p text:style-name="P61">e.g. <text:span text:style-name="T22">in Bootstrap</text:span></text:p>
      <text:p text:style-name="P61"/>
      <text:p text:style-name="P61">card-body, <text:s/>card-title, card-text, btn btn-primary (modifier)</text:p>
      <text:p text:style-name="P57"/>
      <text:p text:style-name="P57">navbar navbar-expand-lg bg-body-ter<text:span text:style-name="T22">t</text:span>iary</text:p>
      <text:p text:style-name="P62">container-fluid</text:p>
      <text:p text:style-name="P62"/>
      <text:p text:style-name="P62">id= <text:s/>most related to javascript (change state)</text:p>
      <text:p text:style-name="P62"/>
      <text:p text:style-name="P63">for &lt;a&gt; &lt;a role=’button’.. &gt;</text:p>
      <text:p text:style-name="P63"/>
      <text:p text:style-name="P63">data attribute <text:s/>e.g. data-bs-toggle=”dropdown” <text:s/>data- Variable_name=”value” for javascript</text:p>
      <text:p text:style-name="P64"/>
      <text:p text:style-name="P64">Use fontawesome</text:p>
      <text:p text:style-name="P64"/>
      <text:p text:style-name="P65">padding = spacing between text and container</text:p>
      <text:p text:style-name="P65"/>
      <text:p text:style-name="P65"/>
      <text:p text:style-name="P65"/>
      <text:p text:style-name="P66">In apple use orbstack</text:p>
      <text:p text:style-name="P67"/>
      <text:p text:style-name="P67"/>
      <text:p text:style-name="P68"/>
      <text:p text:style-name="P68"/>
      <text:p text:style-name="P69">For power9K use option 2 for oh my zsh</text:p>
      <text:p text:style-name="P70">Terminal can remote connect to server, <text:s/>if $=local server <text:s/># = remote terminal</text:p>
      <text:p text:style-name="P70"/>
      <text:p text:style-name="P71">Install nvm and zshrc</text:p>
      <text:p text:style-name="P68">use nvm for node version control</text:p>
      <text:p text:style-name="P72"/>
      <text:p text:style-name="P67"><draw:frame draw:style-name="fr4" draw:name="Image2" text:anchor-type="char" svg:width="6.6929in" svg:height="3.3362in" draw:z-index="7"><draw:image xlink:href="Pictures/10000001000005380000029A0F9D3986.png" xlink:type="simple" xlink:show="embed" xlink:actuate="onLoad" draw:mime-type="image/png"/></draw:frame></text:p>
      <text:p text:style-name="P57">git clone https://github.com/nvm-sh/nvm.git .nvm</text:p>
      <text:p text:style-name="P57"/>
      <text:p text:style-name="P73">Add these lines to zshrc</text:p>
      <text:p text:style-name="P73"/>
      <text:p text:style-name="P73">export NVM_DIR="$HOME/.nvm"</text:p>
      <text:p text:style-name="P73">[ -s "$NVM_DIR/nvm.sh" ] &amp;&amp; \. "$NVM_DIR/nvm.sh" <text:s/># This loads nvm</text:p>
      <text:p text:style-name="P74">[ -s "$NVM_DIR/bash_completion" ] &amp;&amp; \. "$NVM_DIR/bash_completion" <text:s/></text:p>
      <text:p text:style-name="P74"># This loads nvm bash_completion</text:p>
      <text:p text:style-name="P73"/>
      <text:p text:style-name="P73">----------------------------------------------------------------------------------------------------------------------------------------</text:p>
      <text:p text:style-name="P75">Install Node Js <text:s/></text:p>
      <text:p text:style-name="P76"><text:span text:style-name="T7">nvm</text:span> use 22.10.0 <text:s text:c="3"/>#only use even version</text:p>
      <text:p text:style-name="P76">node -v</text:p>
      <text:p text:style-name="P77">nvm ls-remote</text:p>
      <text:p text:style-name="P77"/>
      <text:p text:style-name="P76">nvm install 24.4.1</text:p>
      <text:p text:style-name="P76">nvm use 24.4.0 <text:s text:c="6"/></text:p>
      <text:p text:style-name="P78">---------------------------------------------------------------------------------------------------------------------------------------</text:p>
      <text:p text:style-name="P79"><text:soft-page-break/><text:span text:style-name="T9"/></text:p>
      <text:p text:style-name="P76"/>
      <text:p text:style-name="P80" loext:marker-style-name="T10"><text:span text:style-name="T10"/></text:p>
      <text:p text:style-name="P80" loext:marker-style-name="T23"><text:span text:style-name="T23">Install virtualenv</text:span><text:span text:style-name="T23"/></text:p>
      <text:p text:style-name="P80" loext:marker-style-name="T10"><text:span text:style-name="T10">sudo apt update</text:span><text:span text:style-name="T10"/></text:p>
      <text:p text:style-name="P80" loext:marker-style-name="T10"><text:span text:style-name="T10">sudo apt install python3-pip</text:span><text:span text:style-name="T10"/></text:p>
      <text:p text:style-name="P80" loext:marker-style-name="T10"><text:span text:style-name="T10">sudo apt install python3-virtualenv</text:span><text:span text:style-name="T10"/></text:p>
      <text:p text:style-name="P80" loext:marker-style-name="T10"><text:span text:style-name="T10">virtualenv –version</text:span><text:span text:style-name="T10"/></text:p>
      <text:p text:style-name="P80" loext:marker-style-name="T10"><text:span text:style-name="T24"/></text:p>
      <text:p text:style-name="P81" loext:marker-style-name="T10"/>
      <text:p text:style-name="P80" loext:marker-style-name="T3"><text:span text:style-name="T3">Install Python Different Version</text:span><text:span text:style-name="T3"/></text:p>
      <text:p text:style-name="P80" loext:marker-style-name="T10"><text:span text:style-name="T10">In zsh, type</text:span><text:span text:style-name="T10"/></text:p>
      <text:p text:style-name="P82" loext:marker-style-name="T10"><text:span text:style-name="T10">pyenv install 3.12.3</text:span><text:span text:style-name="T10"/></text:p>
      <text:p text:style-name="P82" loext:marker-style-name="T10"><text:span text:style-name="T10">pyenv install 3.12.4</text:span><text:span text:style-name="T10"/></text:p>
      <text:p text:style-name="P82" loext:marker-style-name="T10"><text:span text:style-name="T10">pyenv install 3.12.5 …..</text:span><text:span text:style-name="T10"/></text:p>
      <text:p text:style-name="P83" loext:marker-style-name="T10"/>
      <text:p text:style-name="P84" loext:marker-style-name="T5"><text:span text:style-name="T5">Set the global version of python (mandatory)</text:span><text:span text:style-name="T5"/></text:p>
      <text:p text:style-name="P84">pyenv global 3.12.4</text:p>
      <text:p text:style-name="P84" loext:marker-style-name="T10"><text:span text:style-name="T10">pip3 install virtualenvwrapper <text:s/>(need to restart zsh for effect) </text:span><text:span text:style-name="T10"/></text:p>
      <text:p text:style-name="P80" loext:marker-style-name="T3"><text:span text:style-name="T3">Install auto suggestion and syntax checking</text:span><text:span text:style-name="T3"/></text:p>
      <text:p text:style-name="P80"><text:soft-page-break/><draw:frame draw:style-name="fr1" draw:name="image10.png" text:anchor-type="as-char" svg:width="4.6673in" svg:height="3.9339in" draw:z-index="14"><draw:image xlink:href="Pictures/1000000000000290000002292762D338.png" xlink:type="simple" xlink:show="embed" xlink:actuate="onLoad" draw:mime-type="image/png"/></draw:frame>ps aux</text:p>
      <text:p text:style-name="P81" loext:marker-style-name="T10"/>
      <text:p text:style-name="P80" loext:marker-style-name="T25"><text:span text:style-name="T25">git clone https://github.com/zsh-users/zsh-autosuggestions.git $ZSH_CUSTOM/plugins/zsh-autosuggestions</text:span><text:span text:style-name="T25"/></text:p>
      <text:p text:style-name="P80"><draw:frame draw:style-name="fr1" draw:name="Image3" text:anchor-type="as-char" svg:width="4.4374in" svg:height="2.2134in" draw:z-index="8"><draw:image xlink:href="Pictures/10000001000006820000033F3D3EF9ED.png" xlink:type="simple" xlink:show="embed" xlink:actuate="onLoad" draw:mime-type="image/png"/></draw:frame></text:p>
      <text:p text:style-name="P80" loext:marker-style-name="T26"><text:span text:style-name="T26">git clone https://github.com/zsh-users/zsh-syntax-highlighting.git $ZSH_CUSTOM/plugins/zsh-syntax-highlighting</text:span><text:span text:style-name="T26"/></text:p>
      <text:p text:style-name="P81" loext:marker-style-name="T10"/>
      <text:p text:style-name="P80" loext:marker-style-name="T3"><text:span text:style-name="T3">Install pyenv virtualenvwapper </text:span><text:span text:style-name="T3"/></text:p>
      <text:p text:style-name="P80" loext:marker-style-name="T10"><text:span text:style-name="T10"><text:s/>for separating the environment for each project</text:span><text:span text:style-name="T10"/></text:p>
      <text:p text:style-name="P80" loext:marker-style-name="T10"><text:span text:style-name="T10">get from github</text:span><text:span text:style-name="T10"/></text:p>
      <text:p text:style-name="P81" loext:marker-style-name="T10"><text:soft-page-break/></text:p>
      <text:p text:style-name="P80"><draw:frame draw:style-name="fr1" draw:name="image9.png" text:anchor-type="as-char" svg:width="6in" svg:height="2.4075in" draw:z-index="9"><draw:image xlink:href="Pictures/100000000000027E000001004AAB0BD0.png" xlink:type="simple" xlink:show="embed" xlink:actuate="onLoad" draw:mime-type="image/png"/></draw:frame></text:p>
      <text:p text:style-name="P81" loext:marker-style-name="T10"/>
      <text:p text:style-name="P80" loext:marker-style-name="T10"><text:span text:style-name="T10">git clone https://github.com/pyenv/pyenv-virtualenvwrapper.git $(pyenv root)/plugins/pyenv-virtualenvwrapper</text:span><text:span text:style-name="T10"/></text:p>
      <text:p text:style-name="P81" loext:marker-style-name="T10"/>
      <text:p text:style-name="P80" loext:marker-style-name="T10"><text:span text:style-name="T10">In zsh, <text:s/>add the following (before the source /. Zsh statement)</text:span><text:span text:style-name="T10"/></text:p>
      <text:p text:style-name="P80" loext:marker-style-name="T10"><text:span text:style-name="T10">prompt_virtualegfnv() {</text:span><text:span text:style-name="T10"/></text:p>
      <text:p text:style-name="P80" loext:marker-style-name="T10"><text:span text:style-name="T10"><text:s text:c="4"/>local virtualenv_path = "$VIRTUAL_ENV"</text:span><text:span text:style-name="T10"/></text:p>
      <text:p text:style-name="P80" loext:marker-style-name="T10"><text:span text:style-name="T10"><text:s text:c="4"/>if [[ -n "$virtualenv_path" &amp;&amp;</text:span><text:span text:style-name="T10"/></text:p>
      <text:p text:style-name="P80" loext:marker-style-name="T10"><text:span text:style-name="T10"><text:s text:c="4"/>"$VIRTUAL_ENV_DISABLE_PROMPT" != true ]]; then <text:s text:c="3"/>(basename "$virtualenv_path")" 'PYTHON_ICON'</text:span><text:span text:style-name="T10"/></text:p>
      <text:p text:style-name="P80" loext:marker-style-name="T10"><text:span text:style-name="T10"><text:s text:c="4"/>"$1_prompt_segment" "$0" "$2" "green" "black" "$</text:span><text:span text:style-name="T10"/></text:p>
      <text:p text:style-name="P81" loext:marker-style-name="T10"/>
      <text:p text:style-name="P80" loext:marker-style-name="T10"><text:span text:style-name="T10"><text:s text:c="4"/>fi</text:span><text:span text:style-name="T10"/></text:p>
      <text:p text:style-name="P80" loext:marker-style-name="T10"><text:span text:style-name="T10">}</text:span><text:span text:style-name="T10"/></text:p>
      <text:p text:style-name="P81" loext:marker-style-name="T10"/>
      <text:p text:style-name="P80" loext:marker-style-name="T10"><text:span text:style-name="T10">At the end of file, </text:span><text:span text:style-name="T10"/></text:p>
      <text:p text:style-name="P80" loext:marker-style-name="T10"><text:span text:style-name="T10">Add</text:span><text:span text:style-name="T10"/></text:p>
      <text:p text:style-name="P80" loext:marker-style-name="T10"><text:span text:style-name="T10">export PYENV_VIRTUALENVWRAPPER_PREFER_PYVENV='true'</text:span><text:span text:style-name="T10"/></text:p>
      <text:p text:style-name="P80" loext:marker-style-name="T10"><text:span text:style-name="T10">export WORKON_HOME=$HOME/.virtualenvs </text:span><text:span text:style-name="T10"/></text:p>
      <text:p text:style-name="P80" loext:marker-style-name="T10"><text:soft-page-break/><text:span text:style-name="T10">pyenv virtualenvwrapper_lazy</text:span><text:span text:style-name="T10"/></text:p>
      <text:p text:style-name="P80"><draw:frame draw:style-name="fr5" draw:name="Object3" text:anchor-type="as-char" svg:width="1.0728in" svg:height="0.6665in" draw:z-index="10"><draw:object-ole xlink:href="./Obj102" xlink:type="simple" xlink:show="embed" xlink:actuate="onLoad"/><draw:image xlink:href="./ObjectReplacements/Obj102" xlink:type="simple" xlink:show="embed" xlink:actuate="onLoad"/></draw:frame></text:p>
      <text:p text:style-name="P80" loext:marker-style-name="T10"><text:span text:style-name="T10">File of Chuen</text:span><text:span text:style-name="T10"/></text:p>
      <text:p text:style-name="P81" loext:marker-style-name="T10"/>
      <text:p text:style-name="P80" loext:marker-style-name="T3"><text:span text:style-name="T3">Create new virtual environment</text:span><text:span text:style-name="T3"/></text:p>
      <text:p text:style-name="P80" loext:marker-style-name="T10"><text:span text:style-name="T10">In zsh, the mkvirtualenv <text:s/>nameofnew_environment</text:span><text:span text:style-name="T10"/></text:p>
      <text:p text:style-name="P80" loext:marker-style-name="T10"><text:span text:style-name="T10">workon # list environment</text:span><text:span text:style-name="T10"/></text:p>
      <text:p text:style-name="P80" loext:marker-style-name="T10"><text:span text:style-name="T10">workon cshopenv <text:s/>#goto environment</text:span><text:span text:style-name="T10"/></text:p>
      <text:p text:style-name="P80" loext:marker-style-name="T10"><text:span text:style-name="T10">deactivate<text:tab/><text:tab/>#leave environment </text:span><text:span text:style-name="T10"/></text:p>
      <text:p text:style-name="P81" loext:marker-style-name="T10"/>
      <text:p text:style-name="P80" loext:marker-style-name="T3"><text:span text:style-name="T27"/></text:p>
      <text:p text:style-name="P85"/>
      <text:p text:style-name="P80" loext:marker-style-name="T10"><text:span text:style-name="T10"><text:s/></text:span><text:span text:style-name="T10"/></text:p>
      <text:p text:style-name="P80" loext:marker-style-name="T28"><text:span text:style-name="T29"/></text:p>
      <text:p text:style-name="P80"/>
      <text:p text:style-name="P81" loext:marker-style-name="T10"><text:span text:style-name="T10"/></text:p>
      <text:p text:style-name="P80" loext:marker-style-name="T3"><text:span text:style-name="T3">Set up Git Linkage </text:span></text:p>
      <text:p text:style-name="P80" loext:marker-style-name="T10"><text:span text:style-name="T10">In zsh,</text:span><text:span text:style-name="T10"/></text:p>
      <text:p text:style-name="P80" loext:marker-style-name="T10"><text:span text:style-name="T10">Git init</text:span><text:span text:style-name="T10"/></text:p>
      <text:p text:style-name="P80" loext:marker-style-name="T10"><text:span text:style-name="T10"># .gitignore <text:s/>store the information to be skipped by git</text:span><text:span text:style-name="T10"/></text:p>
      <text:p text:style-name="P80" loext:marker-style-name="T10"><text:span text:style-name="T10">Create the Project Directory under Home (say myProject)</text:span><text:span text:style-name="T10"/></text:p>
      <text:p text:style-name="P80" loext:marker-style-name="T10"><text:span text:style-name="T10">Create an account in Github</text:span><text:span text:style-name="T10"/></text:p>
      <text:p text:style-name="P80" loext:marker-style-name="T10"><text:span text:style-name="T10">As below, define user name of Git</text:span><text:span text:style-name="T10"/></text:p>
      <text:p text:style-name="P80" loext:marker-style-name="T10"><text:span text:style-name="T10">In zsh,</text:span><text:span text:style-name="T10"/></text:p>
      <text:p text:style-name="P80" loext:marker-style-name="T10"><text:span text:style-name="T10">git config --global user.name "YourUserName"</text:span><text:span text:style-name="T10"/></text:p>
      <text:p text:style-name="P80" loext:marker-style-name="T10"><text:soft-page-break/><text:span text:style-name="T10">git config --global user.email "YourEmail"</text:span><text:span text:style-name="T10"/></text:p>
      <text:p text:style-name="P80" loext:marker-style-name="T10"><text:span text:style-name="T10">git config --global user.name or user.mail <text:s/># show the name setup in the machine</text:span><text:span text:style-name="T10"/></text:p>
      <text:p text:style-name="P80" loext:marker-style-name="T10"><text:span text:style-name="T10">You should see the setup stored in file</text:span><text:span text:style-name="T10"/></text:p>
      <text:p text:style-name="P80" loext:marker-style-name="T10"><text:span text:style-name="T10">ssh-keygen -t ed25519 -C "your email" <text:s/></text:span><text:span text:style-name="T10"/></text:p>
      <text:p text:style-name="P80" loext:marker-style-name="T10"><text:span text:style-name="T10"># setup the ssh key for your machin</text:span><text:span text:style-name="T30">di</text:span><text:span text:style-name="T10">e (cannot be used in other machine</text:span></text:p>
      <text:p text:style-name="P80" loext:marker-style-name="T10"><text:span text:style-name="T10">You should see the key stored in file</text:span><text:span text:style-name="T10"/></text:p>
      <text:p text:style-name="P81" loext:marker-style-name="T10"/>
      <text:p text:style-name="P80" loext:marker-style-name="T10"><text:span text:style-name="T10">In Github (windows), user-profile- Settings-SHH and GPG Keys</text:span><text:span text:style-name="T10"/></text:p>
      <text:p text:style-name="P80" loext:marker-style-name="T10"><text:span text:style-name="T10">Cut and paste the key generated – Add the keyssh-ed25519 AAAAC3NzaC1lZDI1NTE5AAAAIOImOG1ylYqdGqD418VgYG7/2N4g0dZXltp8lO7ESbYb jackieng2000@yahoo.com.hk</text:span><text:span text:style-name="T10"/></text:p>
      <text:p text:style-name="P80"><draw:frame draw:style-name="fr1" draw:name="image13.png" text:anchor-type="as-char" svg:width="6in" svg:height="1.9209in" draw:z-index="11"><draw:image xlink:href="Pictures/100000000000075F0000025CAF58F136.png" xlink:type="simple" xlink:show="embed" xlink:actuate="onLoad" draw:mime-type="image/png"/></draw:frame></text:p>
      <text:p text:style-name="P80"/>
      <text:p text:style-name="P80"/>
      <text:p text:style-name="P80"><text:soft-page-break/><draw:frame draw:style-name="fr1" draw:name="Image62" text:anchor-type="as-char" svg:width="5.7098in" svg:height="3.4098in" draw:z-index="12"><draw:image xlink:href="Pictures/1000000100000452000002D4F98720DF.png" xlink:type="simple" xlink:show="embed" xlink:actuate="onLoad" draw:mime-type="image/png"/></draw:frame></text:p>
      <text:p text:style-name="P80" loext:marker-style-name="T10"><text:span text:style-name="T10">Note: use master instead of main for ubuntussh-ed25519 AAAAC3NzaC1lZDI1NTE5AAAAIOImOG1ylYqdGqD418VgYG7/2N4g0dZXltp8lO7ESbYb jackieng2000@yahoo.com.hk</text:span><text:span text:style-name="T10"/></text:p>
      <text:p text:style-name="P80" loext:marker-style-name="T10"><text:span text:style-name="T10">In zsh,</text:span><text:span text:style-name="T10"/></text:p>
      <text:p text:style-name="P80" loext:marker-style-name="T10"><text:span text:style-name="T10">Git add .cd ~/.ssh</text:span><text:span text:style-name="T10"/></text:p>
      <text:p text:style-name="P80" loext:marker-style-name="T10"><text:span text:style-name="T10">Git commit –m “any message”</text:span><text:span text:style-name="T10"/></text:p>
      <text:p text:style-name="P80" loext:marker-style-name="T10"><text:span text:style-name="T10">Git push –u origin master <text:s/># update the master file to git</text:span><text:span text:style-name="T10"/></text:p>
      <text:p text:style-name="P80" loext:marker-style-name="T10"><text:span text:style-name="T10"># check the Repository setup in github (windows)</text:span><text:span text:style-name="T10"/></text:p>
      <text:p text:style-name="P80"><draw:frame draw:style-name="fr1" draw:name="image5.png" text:anchor-type="as-char" svg:width="5.2811in" svg:height="2.8417in" draw:z-index="13"><draw:image xlink:href="Pictures/1000000000000556000002DFEB0A7DFB.png" xlink:type="simple" xlink:show="embed" xlink:actuate="onLoad" draw:mime-type="image/png"/></draw:frame></text:p>
      <text:p text:style-name="P81" loext:marker-style-name="T10"/>
      <text:p text:style-name="P81" loext:marker-style-name="T10"><text:soft-page-break/></text:p>
      <text:p text:style-name="P80" loext:marker-style-name="T31"><text:span text:style-name="T31">For Setting up Project Directory by Copying Code in Github</text:span><text:span text:style-name="T31"/></text:p>
      <text:p text:style-name="P86" loext:marker-style-name="T32"/>
      <text:p text:style-name="P80"><text:span text:style-name="T10">Git clone </text:span><text:a xlink:type="simple" xlink:href="about:blank" text:style-name="ListLabel_20_46" text:visited-style-name="ListLabel_20_46"><text:span text:style-name="T11">git@github.com:/jackieng2000/MyProject.git</text:span></text:a><text:span text:style-name="T10"> <text:s/># down load the master file from github to machine</text:span></text:p>
      <text:p text:style-name="P80">After amending code, using VScode</text:p>
      <text:p text:style-name="P80" loext:marker-style-name="T10"><text:span text:style-name="T10">Git add .</text:span><text:span text:style-name="T10"/></text:p>
      <text:p text:style-name="P80" loext:marker-style-name="T10"><text:span text:style-name="T10">Git commit –m “any message”</text:span><text:span text:style-name="T10"/></text:p>
      <text:p text:style-name="P80" loext:marker-style-name="T10"><text:span text:style-name="T10">Git push –u origin master <text:s/># update the master file to git</text:span><text:span text:style-name="T10"/></text:p>
      <text:p text:style-name="P80" loext:marker-style-name="T10"><text:span text:style-name="T10">git log #to view the action performed</text:span><text:span text:style-name="T10"/></text:p>
      <text:p text:style-name="P81" loext:marker-style-name="T10"/>
      <text:p text:style-name="P81" loext:marker-style-name="T10"/>
      <text:p text:style-name="P87" loext:marker-style-name="T31">New html tab Learned</text:p>
      <text:p text:style-name="P88" loext:marker-style-name="T31">datalist</text:p>
      <text:p text:style-name="P88" loext:marker-style-name="T31">iframe</text:p>
      <text:p text:style-name="P88" loext:marker-style-name="T31">map</text:p>
      <text:p text:style-name="P88" loext:marker-style-name="T31">embed</text:p>
      <text:p text:style-name="P88" loext:marker-style-name="T31">video</text:p>
      <text:p text:style-name="P88" loext:marker-style-name="T31">audio</text:p>
      <text:p text:style-name="P89"/>
      <text:p text:style-name="P90">google analytic to analyse the rating of web pages</text:p>
      <text:p text:style-name="P90"/>
      <text:p text:style-name="P91">CSS</text:p>
      <text:p text:style-name="P91">BreakPoint – 50 character inside container </text:p>
      <text:p text:style-name="P91">min-width, <text:s/>max-width</text:p>
      <text:p text:style-name="P91">user box-sizing: border box</text:p>
      <text:p text:style-name="P91">- margin </text:p>
      <text:p text:style-name="P92">position : relative, absolute</text:p>
      <text:p text:style-name="P93">Box Model Properties</text:p>
      <text:p text:style-name="P93"/>
      <text:p text:style-name="P93">Div Flex-<text:span text:style-name="T33">item</text:span></text:p>
      <text:p text:style-name="P93">.<text:span text:style-name="T33">flex-container</text:span></text:p>
      <text:p text:style-name="P93">Flex-Direction</text:p>
      <text:p text:style-name="P94">Flex grow</text:p>
      <text:p text:style-name="P94"/>
      <text:p text:style-name="P95">Media Queries</text:p>
      <text:p text:style-name="P95">@media screen and (max-width: 600px){}</text:p>
      <text:p text:style-name="P96"><text:soft-page-break/>font-size – can be inherited from previous</text:p>
      <text:p text:style-name="P96">rem-relative to body</text:p>
      <text:p text:style-name="P96">em – use the latest parent</text:p>
      <text:p text:style-name="P97">can be used vw</text:p>
      <text:p text:style-name="P96">Use figma </text:p>
      <text:p text:style-name="P98">@media</text:p>
      <text:p text:style-name="P98">Issue when responsible design start design from phone layout espically nav, <text:s/>delete the javascript when expand</text:p>
      <text:p text:style-name="P98"/>
      <text:p text:style-name="P99">B E M <text:s/></text:p>
      <text:p text:style-name="P99">Block <text:s/>(main section <text:s/>semantic for handling media size ) </text:p>
      <text:p text:style-name="P99">Element (h2) </text:p>
      <text:p text:style-name="P99">Modifier (class for color, font)</text:p>
      <text:p text:style-name="P100">javascript</text:p>
      <text:p text:style-name="P101"/>
      <text:p text:style-name="P102">Immutable data type</text:p>
      <text:p text:style-name="P103">Bigint - </text:p>
      <text:p text:style-name="P103">number</text:p>
      <text:p text:style-name="P103">string</text:p>
      <text:p text:style-name="P103">boolean</text:p>
      <text:p text:style-name="P103">undefined</text:p>
      <text:p text:style-name="P103">null</text:p>
      <text:p text:style-name="P103">symbol</text:p>
      <text:p text:style-name="P101"/>
      <text:p text:style-name="P104">A array four major function filter</text:p>
      <text:p text:style-name="P105">Expression Evaluation</text:p>
      <text:p text:style-name="P105">1) <text:s/>identify operator</text:p>
      <text:p text:style-name="P105">2) <text:s/>precedence of operator</text:p>
      <text:p text:style-name="P105">3) direction (from right to left)</text:p>
      <text:p text:style-name="P106"/>
      <text:p text:style-name="P107">Function</text:p>
      <text:p text:style-name="P106">function expression <text:s/>// <text:s/>cannot be overrided</text:p>
      <text:p text:style-name="P106">const a = function(){ <text:s/>}</text:p>
      <text:p text:style-name="P106">function declaration</text:p>
      <text:p text:style-name="P106">function b () { <text:s/>}</text:p>
      <text:p text:style-name="P106">----------------------------------------------------------------------------------------------------------------------------------------</text:p>
      <text:p text:style-name="P106">iife <text:s/>immediate invoke function expression <text:s text:c="2"/>// The function will not be stored in RAM after execution ( function )()</text:p>
      <text:p text:style-name="P106">-----------------------------------------------------------------------------------------------------------------------------------------</text:p>
      <text:p text:style-name="P106">arrow function</text:p>
      <text:p text:style-name="P106">const a = location (b) {}</text:p>
      <text:p text:style-name="P106">const a=(b)=&gt;{}</text:p>
      <text:p text:style-name="P106">const c =( ) =&gt; console.log(“Hello”);</text:p>
      <text:p text:style-name="P106">const a=b=&gt;{}</text:p>
      <text:p text:style-name="P106">const d=e=&gt;console.log(e);</text:p>
      <text:p text:style-name="P106">d(1); <text:s text:c="3"/>//output 1</text:p>
      <text:p text:style-name="P108"><text:span text:style-name="T34">--------------------------------------</text:span><text:span text:style-name="T35">----------------------------------</text:span></text:p>
      <text:p text:style-name="P109">const x=a=&gt;b=&gt;a+b;</text:p>
      <text:p text:style-name="P109"/>
      <text:p text:style-name="P109">const x function (a) { </text:p>
      <text:p text:style-name="P109"><text:tab/>return function(b) {</text:p>
      <text:p text:style-name="P109"><text:tab/><text:tab/>return {a+b};</text:p>
      <text:p text:style-name="P109"><text:tab/>}</text:p>
      <text:p text:style-name="P109">}</text:p>
      <text:p text:style-name="P110">console.log(x(1)(2));</text:p>
      <text:p text:style-name="P110">// output 3</text:p>
      <text:p text:style-name="P111">----------------------------------------------------------------------------------------------------------------------------------------</text:p>
      <text:p text:style-name="P112">function a(x) {<text:tab/><text:tab/>// x = b</text:p>
      <text:p text:style-name="P112"><text:tab/>console.log(“hello world! Function a”;<text:tab/><text:tab/></text:p>
      <text:p text:style-name="P112"><text:tab/>x:( )</text:p>
      <text:p text:style-name="P112">}</text:p>
      <text:p text:style-name="P112"/>
      <text:p text:style-name="P112">function b( ) {</text:p>
      <text:p text:style-name="P112"><text:tab/>console.log (“function b!”);</text:p>
      <text:p text:style-name="P112">}</text:p>
      <text:p text:style-name="P112">a(b) <text:tab/><text:tab/>//passing function into another function</text:p>
      <text:p text:style-name="P112">----------------------------------------------------------------------------------------------------------------------------------------------------------------------</text:p>
      <text:p text:style-name="P112">function a( ) {<text:tab/><text:tab/>// x = b</text:p>
      <text:p text:style-name="P112"><text:tab/>console.log(“hello world! Function a”;<text:tab/><text:tab/></text:p>
      <text:p text:style-name="P112"><text:tab/>return b;</text:p>
      <text:p text:style-name="P112">}</text:p>
      <text:p text:style-name="P113"/>
      <text:p text:style-name="P113">function b( ) {</text:p>
      <text:p text:style-name="P113"><text:tab/>console.log (“function b!”);</text:p>
      <text:p text:style-name="P113"><text:tab/><text:span text:style-name="T36">return a</text:span></text:p>
      <text:p text:style-name="P113">}</text:p>
      <text:p text:style-name="P113">a()<text:span text:style-name="T36">()()()()()()()</text:span> <text:tab/><text:tab/>//<text:span text:style-name="T36">run a then b then a then b</text:span></text:p>
      <text:p text:style-name="P113">----------------------------------------------------------------------------------------------------------------------------------------------------------------------</text:p>
      <text:p text:style-name="P114">I = function(x) {</text:p>
      <text:p text:style-name="P114"><text:soft-page-break/><text:tab/>return function(y) {</text:p>
      <text:p text:style-name="P114"><text:tab/><text:tab/>return x + y;</text:p>
      <text:p text:style-name="P114">}}<text:tab/><text:tab/><text:tab/>// define function within function to run both function</text:p>
      <text:p text:style-name="P114">----------------------------------------------------------------------------------------------------------------------------------------------------------------------</text:p>
      <text:p text:style-name="P114">x = 9 ) =&gt; {</text:p>
      <text:p text:style-name="P114"><text:tab/>let x =1;</text:p>
      <text:p text:style-name="P114"><text:tab/>let y = 2;</text:p>
      <text:p text:style-name="P114"><text:tab/>return [x,y]</text:p>
      <text:p text:style-name="P114">}</text:p>
      <text:p text:style-name="P114">a = <text:s/>x ( );</text:p>
      <text:p text:style-name="P114">console.log(a); <text:s/><text:tab/>// output = [1,2] <text:s text:c="2"/>// <text:s/>return multiple value</text:p>
      <text:p text:style-name="P114">----------------------------------------------------------------------------------------------------------------------------------------------------------------------</text:p>
      <text:p text:style-name="P114">x = 9 ) =&gt; {</text:p>
      <text:p text:style-name="P114"><text:tab/>let x =1;</text:p>
      <text:p text:style-name="P114"><text:tab/>let y = 2;</text:p>
      <text:p text:style-name="P114"><text:tab/>return [x,y]</text:p>
      <text:p text:style-name="P114">}</text:p>
      <text:p text:style-name="P114">let [a,b] = <text:s/>x ( );<text:tab/><text:tab/>// de-structure the result</text:p>
      <text:p text:style-name="P114">console.log([a, b]); <text:s/><text:tab/>// output = 1, 2 <text:s text:c="2"/>// <text:s/>return multiple value</text:p>
      <text:p text:style-name="P114">----------------------------------------------------------------------------------------------------------------------------------------------------------------------</text:p>
      <text:p text:style-name="P114"/>
      <text:p text:style-name="P115"/>
      <text:p text:style-name="P116">Statement</text:p>
      <text:p text:style-name="P117">---------------------------------------------------------------------------------------------------------------------------------------</text:p>
      <text:p text:style-name="P118">If</text:p>
      <text:p text:style-name="P114">if <text:s/>( <text:s text:c="2"/>) <text:s/>{ <text:s text:c="6"/>};</text:p>
      <text:p text:style-name="P119">(1) = true</text:p>
      <text:p text:style-name="P120">(0) = false <text:s/>(only this value)</text:p>
      <text:p text:style-name="P119"/>
      <text:p text:style-name="P119">x = ( ) =&gt; {console.log (“true”); return 1}</text:p>
      <text:p text:style-name="P119"><text:span text:style-name="T37">y</text:span> = ( ) =&gt; {console.log (“<text:span text:style-name="T37">false</text:span>”); return <text:span text:style-name="T37">0</text:span>}</text:p>
      <text:p text:style-name="P119"/>
      <text:p text:style-name="P119">y = (x&gt;0) ? 1:0; <text:s/>// if then else structure</text:p>
      <text:p text:style-name="P119"/>
      <text:p text:style-name="P120">z = (i&gt;0) ? x():y(); <text:s/>// usually use conditional expression to replace if then else</text:p>
      <text:p text:style-name="P120">console.log(z);</text:p>
      <text:p text:style-name="P120"/>
      <text:p text:style-name="P120">z = (i&gt;0) ? x():y() ? x() :<text:span text:style-name="T38">y</text:span>() <text:s text:c="3"/>//execute from left to right</text:p>
      <text:p text:style-name="P120">------------------------------------------------------------------------------------------------------------------------------------------------------------------------</text:p>
      <text:p text:style-name="P121">For Loop</text:p>
      <text:p text:style-name="P122">for ( let i=1 ; I &lt;=10; i++) {</text:p>
      <text:p text:style-name="P122"><text:tab/>console.log (I)</text:p>
      <text:p text:style-name="P122">}<text:tab/><text:tab/>// <text:s/>better use let I it will destroyed after used</text:p>
      <text:p text:style-name="P122"/>
      <text:p text:style-name="P122">let i = 1<text:tab/><text:tab/>// <text:s/>if not let, it will contaminate </text:p>
      <text:p text:style-name="P122">for (; i &lt;=10;) {</text:p>
      <text:p text:style-name="P122"><text:tab/>console.log(i);</text:p>
      <text:p text:style-name="P122"><text:tab/>i++</text:p>
      <text:p text:style-name="P122">}</text:p>
      <text:p text:style-name="P114">------------------------------------------------------------------------------------------------------------------------------------------------------------------------</text:p>
      <text:p text:style-name="P123">While Loop</text:p>
      <text:p text:style-name="P124">i = 0;</text:p>
      <text:p text:style-name="P124">while (true) {</text:p>
      <text:p text:style-name="P124"><text:tab/>console.log(i++);<text:tab/>// ++i <text:s text:c="2"/>execute it before console.log, i++ <text:s/>execute after</text:p>
      <text:p text:style-name="P124"><text:tab/>if (i===5) break</text:p>
      <text:p text:style-name="P124"><text:tab/>if (i===4) continue<text:tab/>// go to top of the loop</text:p>
      <text:p text:style-name="P124">}</text:p>
      <text:p text:style-name="P124">-----------------------------------------------------------------------------------------------------------------------------------------------------------------------</text:p>
      <text:p text:style-name="P125">Switch</text:p>
      <text:p text:style-name="P124"/>
      <text:p text:style-name="P126">I =0;</text:p>
      <text:p text:style-name="P126">switch (value) {</text:p>
      <text:p text:style-name="P126"><text:tab/>case 10: console.log (“fail”);</text:p>
      <text:p text:style-name="P126"><text:tab/><text:tab/>break;</text:p>
      <text:p text:style-name="P126"><text:tab/>case 20: console.log(“fail”);</text:p>
      <text:p text:style-name="P126"><text:tab/><text:tab/>break;</text:p>
      <text:p text:style-name="P126"><text:tab/>case 90 : console.log(“pass”);</text:p>
      <text:p text:style-name="P126"><text:tab/><text:tab/>break;</text:p>
      <text:p text:style-name="P126"><text:soft-page-break/><text:tab/>default :</text:p>
      <text:p text:style-name="P126"><text:tab/><text:tab/>console.log(“fail”}</text:p>
      <text:p text:style-name="P126">}</text:p>
      <text:p text:style-name="P126"/>
      <text:p text:style-name="P126">--------------------------------------------------------------------------------------------------------------------------------------------------------------------------</text:p>
      <text:p text:style-name="P126"/>
      <text:p text:style-name="P126">or</text:p>
      <text:p text:style-name="P126">switch (true) {</text:p>
      <text:p text:style-name="P126"><text:tab/>case value &lt;= 60: console.log (“fail”)</text:p>
      <text:p text:style-name="P126"><text:tab/>break;</text:p>
      <text:p text:style-name="P126"><text:tab/>case value &gt; 60 ……</text:p>
      <text:p text:style-name="P126"/>
      <text:p text:style-name="P126">--------------------------------------------------------------------------------------------------------------------------------------------------------------------------</text:p>
      <text:p text:style-name="P127">Truthy value</text:p>
      <text:p text:style-name="P128"/>
      <text:p text:style-name="P128">console.log(boolean(‘’)) <text:s text:c="4"/>//output false</text:p>
      <text:p text:style-name="P128"/>
      <text:p text:style-name="P128">console.log(boolean(null)<text:tab/>//false</text:p>
      <text:p text:style-name="P129">{} [] true</text:p>
      <text:p text:style-name="P128">console.log([])</text:p>
      <text:p text:style-name="P128"/>
      <text:p text:style-name="P128">x = -1/0; <text:s/>//<text:span text:style-name="T39">output Infinity</text:span></text:p>
      <text:p text:style-name="P128">console.log(boolean(Infinity)<text:tab/><text:tab/>//true</text:p>
      <text:p text:style-name="P128"/>
      <text:p text:style-name="P128">x = 0 || undefined ||null||false||Na<text:span text:style-name="T39">N</text:span>|| ‘’ <text:s/><text:tab/><text:tab/><text:tab/><text:tab/>//output <text:span text:style-name="T39">NaN <text:s/>= false</text:span></text:p>
      <text:p text:style-name="P128"/>
      <text:p text:style-name="P129">x = 1 || <text:span text:style-name="T40">0 || undefined ||null||false||Na</text:span>N<text:span text:style-name="T40">|| ‘’ <text:s/><text:tab/><text:tab/><text:tab/>//</text:span>output 1</text:p>
      <text:p text:style-name="P128">-----------------------------------------------------------------------------------------------------------------------------------------------------------------------</text:p>
      <text:p text:style-name="P128"/>
      <text:p text:style-name="P130">defaultcity = “KW”;</text:p>
      <text:p text:style-name="P130">city = ‘’</text:p>
      <text:p text:style-name="P130">x = city || console.log(“Please input city”) || defaultcity</text:p>
      <text:p text:style-name="P130">console.(log x)</text:p>
      <text:p text:style-name="P130">// output Please input city KW</text:p>
      <text:p text:style-name="P126">------------------------------------------------------------------------------------------------------------------------------------------------------------------------</text:p>
      <text:p text:style-name="P131"/>
      <text:p text:style-name="P132">Array Function</text:p>
      <text:p text:style-name="P131"/>
      <text:p text:style-name="P133">1) For<text:span text:style-name="T41">E</text:span>ach</text:p>
      <text:p text:style-name="P134"/>
      <text:p text:style-name="P134">each element go into the functions and out new function</text:p>
      <text:p text:style-name="P135">companies = [</text:p>
      <text:p text:style-name="P135">{name: "company 01", category: "retails", start: 1992, end : 2024},</text:p>
      <text:p text:style-name="P135">{name: "company 02", category: "finance", start: 1992, end : 2024},</text:p>
      <text:p text:style-name="P135">{name: "company 03", category: "wholes Sales", start: 1992, end : 2024},</text:p>
      <text:p text:style-name="P135">{name: "company 04", category: "retails", start: 1992, end : 2024},</text:p>
      <text:p text:style-name="P135">{name: "company 05", category: "retails", start: 1992, end : 2024},</text:p>
      <text:p text:style-name="P135">{name: "company 06", category: "retails", start: 1994, end : 2024},</text:p>
      <text:p text:style-name="P135">{name: "company 07", category: "finance", start: 1992, end : 2024},</text:p>
      <text:p text:style-name="P135">{name: "company 08", category: "wholes Sales", start: 1992, end : 2024},</text:p>
      <text:p text:style-name="P135">{name: "company 09", category: "retails", start: 1990, end : 2006},</text:p>
      <text:p text:style-name="P135">{name: "company 10", category: "retails", start: 1991, end : 1997}];</text:p>
      <text:p text:style-name="P135">const ages = [33,12,45,77,60,23,7,80,55,67,29,16];</text:p>
      <text:p text:style-name="P136"/>
      <text:p text:style-name="P136">for (let i =0; i &lt;companies.length; i++) {console.log(companies[i]);</text:p>
      <text:p text:style-name="P136">}</text:p>
      <text:p text:style-name="P136"/>
      <text:p text:style-name="P136">companies.forEach((company) =&gt; {console.log(company);});</text:p>
      <text:p text:style-name="P136"/>
      <text:p text:style-name="P136">// companies.forEach((company) =&gt; {</text:p>
      <text:p text:style-name="P136">// if (company.category === "retails") </text:p>
      <text:p text:style-name="P136">// console.log(company.name, company.end -company.start)});</text:p>
      <text:p text:style-name="P136"/>
      <text:p text:style-name="P136">ages.forEach((age,index)=&gt; {</text:p>
      <text:p text:style-name="P136">if (index % 2 ){</text:p>
      <text:p text:style-name="P136">console.log(age);</text:p>
      <text:p text:style-name="P136">age = age/2;</text:p>
      <text:p text:style-name="P136">console.log(age); </text:p>
      <text:p text:style-name="P136">ages[index]=age;</text:p>
      <text:p text:style-name="P136">}</text:p>
      <text:p text:style-name="P136">});</text:p>
      <text:p text:style-name="P136">console.log(ages);</text:p>
      <text:p text:style-name="P136"/>
      <text:p text:style-name="P136">total = 0;</text:p>
      <text:p text:style-name="P136">ages.forEach((age) =&gt; {</text:p>
      <text:p text:style-name="P136">total+=age;</text:p>
      <text:p text:style-name="P136">});</text:p>
      <text:p text:style-name="P136">console.log(total);</text:p>
      <text:p text:style-name="P136"/>
      <text:p text:style-name="P136"/>
      <text:p text:style-name="P137">2) Filter</text:p>
      <text:p text:style-name="P136"/>
      <text:p text:style-name="P136">const adult = <text:s/>ages.filter(age=&gt; age &gt; 18);</text:p>
      <text:p text:style-name="P136">console.log(adult)</text:p>
      <text:p text:style-name="P136"/>
      <text:p text:style-name="P136"><text:soft-page-break/>const oldWholeSales = companies.filter(company =&gt; company.category === "wholes Sales" &amp;&amp; company.end - company.start &gt; 10);</text:p>
      <text:p text:style-name="P136">console.log(oldWholeSales)</text:p>
      <text:p text:style-name="P138"/>
      <text:p text:style-name="P136"/>
      <text:p text:style-name="P136"><text:span text:style-name="T23">3) Map</text:span> <text:s/>old element go into new element come out give a new arrange</text:p>
      <text:p text:style-name="P136"/>
      <text:p text:style-name="P136">const companyNames = companies.map(company =&gt; [company.name, company.end - company.start]);</text:p>
      <text:p text:style-name="P136">console.log(companyNames);</text:p>
      <text:p text:style-name="P136"/>
      <text:p text:style-name="P136">const companyNames2 = companies.map(company =&gt; `${company.name} [${company.start} ${company.end}]`);</text:p>
      <text:p text:style-name="P136">console.log(companyNames2);</text:p>
      <text:p text:style-name="P136"/>
      <text:p text:style-name="P136"/>
      <text:p text:style-name="P139">4) <text:span text:style-name="T42">Reduce</text:span></text:p>
      <text:p text:style-name="P136"/>
      <text:p text:style-name="P140"><text:span text:style-name="T43">the </text:span><text:span text:style-name="Source_20_Text"><text:span text:style-name="T43">reduce()</text:span></text:span><text:span text:style-name="T43"> method is a powerful array method used to iterate over an array and "reduce" it to a single value. This single value can be a number, a string, an object, or even another array. </text:span></text:p>
      <text:p text:style-name="P136"/>
      <text:p text:style-name="P136">let a = [5,8,6,10,9]</text:p>
      <text:p text:style-name="P136">let max_value = (a,b) =&gt; a &gt; b ? a : b;</text:p>
      <text:p text:style-name="P136">function max_seq(a) {</text:p>
      <text:p text:style-name="P136"><text:s text:c="4"/>let result = a[0];</text:p>
      <text:p text:style-name="P136"><text:s text:c="4"/>for (let element of a) result = max_value(result, element) ;</text:p>
      <text:p text:style-name="P136"><text:s text:c="4"/>return result;</text:p>
      <text:p text:style-name="P136">} </text:p>
      <text:p text:style-name="P136">console.log((max_seq)(a));</text:p>
      <text:p text:style-name="P136"/>
      <text:p text:style-name="P136">let min_value = (a,b) =&gt; a &lt; b ? a : b;</text:p>
      <text:p text:style-name="P136">function min_seq(a) {</text:p>
      <text:p text:style-name="P136"><text:s text:c="4"/>let result = a[0];</text:p>
      <text:p text:style-name="P136"><text:s text:c="4"/>for (let element of a) result = min_value(result, element) ;</text:p>
      <text:p text:style-name="P136"><text:s text:c="4"/>return result;</text:p>
      <text:p text:style-name="P136">} </text:p>
      <text:p text:style-name="P136">console.log((min_seq)(a));</text:p>
      <text:p text:style-name="P141">let sum=(a,b) =&gt; a+b;</text:p>
      <text:p text:style-name="P141"/>
      <text:p text:style-name="P136">--------------------------------------------------------------------------------------</text:p>
      <text:p text:style-name="P136">function <text:span text:style-name="T9">reduce</text:span>(x, fn, <text:span text:style-name="T44">initial</text:span>) {</text:p>
      <text:p text:style-name="P136">let result = <text:span text:style-name="T44">initial</text:span></text:p>
      <text:p text:style-name="P136">for (let element of x) result = fn(result, element)</text:p>
      <text:p text:style-name="P136">return result;</text:p>
      <text:p text:style-name="P136">}</text:p>
      <text:p text:style-name="P136">console.log(<text:span text:style-name="T9">reduce</text:span>(a,max_value, <text:span text:style-name="T45">0</text:span>));</text:p>
      <text:p text:style-name="P136">console.log(<text:span text:style-name="T9">reduce</text:span>(a,min_value, <text:span text:style-name="T45">0 </text:span>));</text:p>
      <text:p text:style-name="P141">console.log(<text:span text:style-name="T9">reduce</text:span>(a, sum, 0);</text:p>
      <text:p text:style-name="P136">--------------------------------------------------------------------------------------</text:p>
      <text:p text:style-name="P136">let getSum = (total, num) =&gt; {</text:p>
      <text:p text:style-name="P136"><text:s text:c="4"/><text:tab/>return total + Math.round(num);}</text:p>
      <text:p text:style-name="P136"/>
      <text:p text:style-name="P136"><text:soft-page-break/>const numbers = [15.5, 2.3, 1.1 , 4.7];</text:p>
      <text:p text:style-name="P136">console.log(numbers.reduce(getSum,0));</text:p>
      <text:p text:style-name="P136">-----------------------------------------------------------------------------------------</text:p>
      <text:p text:style-name="P136"/>
      <text:p text:style-name="P136">let a = 'a'</text:p>
      <text:p text:style-name="P136">let b = (x) =&gt; {console.log("hello world + "); return x}</text:p>
      <text:p text:style-name="P136">console.log(b(a.repeat(8).toUpperCase().repeat(3).substring(2)))</text:p>
      <text:p text:style-name="P136"/>
      <text:p text:style-name="P136">-----------------------------------------------------------------------------------------</text:p>
      <text:p text:style-name="P136"/>
      <text:p text:style-name="P136"/>
      <text:p text:style-name="P142">Bun is a fast JavaScript bundler</text:p>
      <text:p text:style-name="P142"/>
      <text:p text:style-name="P142">Vite for react template</text:p>
      <text:p text:style-name="P142"/>
      <text:p text:style-name="P142">nodejs. <text:s/>Webpack (use vite now to replae) vs vite</text:p>
      <text:p text:style-name="P142"/>
      <text:p text:style-name="P143"/>
      <text:p text:style-name="P144">Asynchronous Function Handling</text:p>
      <text:p text:style-name="P142"/>
      <text:p text:style-name="P142"/>
      <text:p text:style-name="P142"><draw:frame draw:style-name="fr2" draw:name="Image4" text:anchor-type="as-char" svg:width="2.8402in" svg:height="3.1445in" draw:z-index="15"><draw:image xlink:href="Pictures/10000001000002390000027621E79147.png" xlink:type="simple" xlink:show="embed" xlink:actuate="onLoad" draw:mime-type="image/png"/></draw:frame></text:p>
      <text:p text:style-name="P142"/>
      <text:p text:style-name="P142"><text:a xlink:type="simple" xlink:href="http://latentflip.com/loupe/" text:style-name="Internet_20_link" text:visited-style-name="Visited_20_Internet_20_Link">http://latentflip.com/loupe/</text:a> -<text:span text:style-name="T46"> JavaScript </text:span><text:span text:style-name="T47">Event Model Si</text:span><text:span text:style-name="T46">mulator</text:span></text:p>
      <text:p text:style-name="P142"/>
      <text:p text:style-name="P145">for (var i =0; i &lt;= 10; i++ ) {</text:p>
      <text:p text:style-name="P145"><text:s text:c="4"/>setTimeout(() =&gt; {</text:p>
      <text:p text:style-name="P145"><text:s text:c="8"/>console.log('loop 1 ',i);}, 10000);</text:p>
      <text:p text:style-name="P145">}</text:p>
      <text:p text:style-name="P145">// the output will 11 11 11 11 11 11 11 11 11 11 11 <text:s/><text:span text:style-name="T47">the variable still exist after execution of a loop</text:span></text:p>
      <text:p text:style-name="P145">for (let i =0; i &lt;= 10; i++ ) {</text:p>
      <text:p text:style-name="P145"><text:s text:c="4"/>setTimeout(() =&gt; {</text:p>
      <text:p text:style-name="P145"><text:s text:c="8"/>console.log( 'loop 2',i);</text:p>
      <text:p text:style-name="P145"><text:s text:c="4"/>}, 2000);</text:p>
      <text:p text:style-name="P145">}</text:p>
      <text:p text:style-name="P145">// the output will 0 1 2 3 4 5 6 7 8 9 10</text:p>
      <text:p text:style-name="P145"/>
      <text:p text:style-name="P145">for (let i =0; i &lt;= 10; i++ ) {</text:p>
      <text:p text:style-name="P145"><text:s text:c="4"/>setTimeout(() =&gt; {</text:p>
      <text:p text:style-name="P145"><text:s text:c="8"/>console.log( 'loop 3',i);}, 2000*i);</text:p>
      <text:p text:style-name="P145">}</text:p>
      <text:p text:style-name="P145">// the output will 0 1 2 3 4 5 6 7 8 9 10 with actual delay</text:p>
      <text:p text:style-name="P146"/>
      <text:p text:style-name="P147">Closure <text:s/>Concept</text:p>
      <text:p text:style-name="P148"/>
      <text:p text:style-name="P149">Closure is a powerful and fundamental concept that occurs when a function retains access to variables from its outer (enclosing) lexical scope, even after the outer function has finished executing.</text:p>
      <text:p text:style-name="P148"/>
      <text:p text:style-name="P145">function outer() {</text:p>
      <text:p text:style-name="P145"><text:s text:c="2"/>let counter = 0; // Outer function's variable</text:p>
      <text:p text:style-name="P145"><text:s text:c="2"/>function inner() {</text:p>
      <text:p text:style-name="P145"><text:s text:c="4"/>counter++; // Inner function accesses outer variable</text:p>
      <text:p text:style-name="P145"><text:s text:c="4"/>console.log(counter);</text:p>
      <text:p text:style-name="P145"><text:s text:c="2"/>}</text:p>
      <text:p text:style-name="P145"><text:s text:c="2"/>return inner; // Return the inner function</text:p>
      <text:p text:style-name="P145">}</text:p>
      <text:p text:style-name="P145">const increment = outer(); // outer() executes, returns inner function</text:p>
      <text:p text:style-name="P145">increment(); // Logs: 1</text:p>
      <text:p text:style-name="P145">increment(); // Logs: 2</text:p>
      <text:p text:style-name="P150"/>
      <text:p text:style-name="P150"/>
      <text:p text:style-name="P151"><text:span text:style-name="T9">Call back function</text:span> </text:p>
      <text:p text:style-name="P151">= use function as parameter of function</text:p>
      <text:p text:style-name="P151"/>
      <text:p text:style-name="P152">const a = (x) +&gt; {</text:p>
      <text:p text:style-name="P152"><text:tab/>console.log (‘function a’)</text:p>
      <text:p text:style-name="P152"><text:tab/>x();</text:p>
      <text:p text:style-name="P152">}</text:p>
      <text:p text:style-name="P152">const b = () =&gt; {</text:p>
      <text:p text:style-name="P152"><text:tab/>console.log(‘function b’)</text:p>
      <text:p text:style-name="P152">}</text:p>
      <text:p text:style-name="P152">a(b) <text:s/>// b is the call backfunction</text:p>
      <text:p text:style-name="P145"/>
      <text:p text:style-name="P148"/>
      <text:p text:style-name="P148"/>
      <text:p text:style-name="P153"/>
      <text:p text:style-name="P154">CSS Variable</text:p>
      <text:p text:style-name="P154"/>
      <text:p text:style-name="P155">Use variable in css</text:p>
      <text:p text:style-name="P154"/>
      <text:p text:style-name="P155">Use of emmet for easy typing in vscode</text:p>
      <text:p text:style-name="P155"/>
      <text:p text:style-name="P155"><draw:frame draw:style-name="fr2" draw:name="Image7" text:anchor-type="as-char" svg:width="4.6236in" svg:height="1.2319in" draw:z-index="18"><draw:image xlink:href="Pictures/100000010000039B000000F67A943AE1.png" xlink:type="simple" xlink:show="embed" xlink:actuate="onLoad" draw:mime-type="image/png"/></draw:frame></text:p>
      <text:p text:style-name="P154"/>
      <text:p text:style-name="P154"><draw:frame draw:style-name="fr2" draw:name="Image5" text:anchor-type="as-char" svg:width="4.6492in" svg:height="1.4583in" draw:z-index="16"><draw:image xlink:href="Pictures/10000001000004C50000017FE1010B4A.png" xlink:type="simple" xlink:show="embed" xlink:actuate="onLoad" draw:mime-type="image/png"/></draw:frame></text:p>
      <text:p text:style-name="P154"/>
      <text:p text:style-name="P154"><draw:frame draw:style-name="fr2" draw:name="Image8" text:anchor-type="as-char" svg:width="4.602in" svg:height="1.1453in" draw:z-index="19"><draw:image xlink:href="Pictures/10000001000002770000009DE9431717.png" xlink:type="simple" xlink:show="embed" xlink:actuate="onLoad" draw:mime-type="image/png"/></draw:frame></text:p>
      <text:p text:style-name="P154"/>
      <text:p text:style-name="P154"><draw:frame draw:style-name="fr6" draw:name="Image6" text:anchor-type="as-char" svg:width="4.65in" svg:height="2.2807in" draw:z-index="17"><draw:image xlink:href="Pictures/100000010000037F000001B7BF4DAC4D.png" xlink:type="simple" xlink:show="embed" xlink:actuate="onLoad" draw:mime-type="image/png"/></draw:frame></text:p>
      <text:p text:style-name="P154"/>
      <text:p text:style-name="P154"><draw:frame draw:style-name="fr7" draw:name="Image9" text:anchor-type="char" svg:x="-0.552in" svg:y="0in" svg:width="6.6929in" svg:height="2.3236in" draw:z-index="20"><draw:image xlink:href="Pictures/10000001000003AB00000146C6DB2E4D.png" xlink:type="simple" xlink:show="embed" xlink:actuate="onLoad" draw:mime-type="image/png"/></draw:frame></text:p>
      <text:p text:style-name="P1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46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true" fo:line-height="100%" fo:text-align="start" style:justify-single-word="false" fo:orphans="2" fo:widows="2" fo:hyphenation-ladder-count="no-limit" fo:hyphenation-keep="page" loext:hyphenation-keep-type="column" fo:text-indent="0in" style:auto-text-indent="false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LO-normal" style:next-style-name="LO-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LO-normal" style:family="paragraph">
      <style:paragraph-properties fo:margin-top="0in" fo:margin-bottom="0.139in" style:contextual-spacing="false" fo:line-height="100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ListLabel_20_47" style:display-name="ListLabel 47" style:family="text"/>
    <style:style style:name="ListLabel_20_48" style:display-name="ListLabel 48" style:family="text">
      <style:text-properties fo:font-size="12pt" style:font-size-asian="12pt" style:font-size-complex="12pt"/>
    </style:style>
    <style:style style:name="ListLabel_20_49" style:display-name="ListLabel 49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50" style:display-name="ListLabel 50" style:family="text">
      <style:text-properties fo:font-size="9pt" fo:font-weight="normal" style:font-size-asian="9pt" style:font-weight-asian="normal" style:font-size-complex="9pt" style:font-weight-complex="normal"/>
    </style:style>
    <style:style style:name="ListLabel_20_51" style:display-name="ListLabel 51" style:family="text">
      <style:text-properties fo:font-size="11pt" fo:font-weight="normal" style:font-size-asian="11pt" style:font-weight-asian="normal" style:font-size-complex="11pt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196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Page <text:page-number text:select-page="current">3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23T22:19:05</meta:creation-date>
    <dc:language>en-US</dc:language>
    <dc:date>2025-07-26T17:39:53.715385665</dc:date>
    <meta:editing-cycles>53</meta:editing-cycles>
    <meta:editing-duration>P1DT18H55M21S</meta:editing-duration>
    <meta:generator>LibreOffice/25.2.5.2$Linux_X86_64 LibreOffice_project/fb4792146257752f54eab576deb869869b108571</meta:generator>
    <meta:document-statistic meta:table-count="0" meta:image-count="20" meta:object-count="1" meta:page-count="33" meta:paragraph-count="623" meta:word-count="2792" meta:character-count="21868" meta:non-whitespace-character-count="19335"/>
    <meta:user-defined meta:name="AppVersion">15.0000</meta:user-defined>
  </office:meta>
</office:document-meta>
</file>